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3.097cm" table:align="left"/>
    </style:style>
    <style:style style:name="Таблица1.A" style:family="table-column">
      <style:table-column-properties style:column-width="2.69cm"/>
    </style:style>
    <style:style style:name="Таблица1.B" style:family="table-column">
      <style:table-column-properties style:column-width="3.219cm"/>
    </style:style>
    <style:style style:name="Таблица1.C" style:family="table-column">
      <style:table-column-properties style:column-width="7.188cm"/>
    </style:style>
    <style:style style:name="Таблица1.A1" style:family="table-cell">
      <style:table-cell-properties fo:padding="0.049cm" fo:border-left="0.25pt solid #000000" fo:border-right="none" fo:border-top="0.25pt solid #000000" fo:border-bottom="0.25pt solid #000000"/>
    </style:style>
    <style:style style:name="Таблица1.C1" style:family="table-cell">
      <style:table-cell-properties fo:padding="0.049cm" fo:border="0.25pt solid #000000"/>
    </style:style>
    <style:style style:name="Таблица1.A2" style:family="table-cell">
      <style:table-cell-properties fo:padding="0.049cm" fo:border-left="0.25pt solid #000000" fo:border-right="none" fo:border-top="none" fo:border-bottom="0.25pt solid #000000"/>
    </style:style>
    <style:style style:name="Таблица1.C2" style:family="table-cell">
      <style:table-cell-properties fo:padding="0.049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c5b9c" officeooo:paragraph-rsid="000c5b9c" style:font-weight-asian="bold" style:font-weight-complex="bold"/>
    </style:style>
    <style:style style:name="P2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en" fo:country="US" officeooo:rsid="0044286e" officeooo:paragraph-rsid="0044286e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en" fo:country="US" officeooo:rsid="006de06a" officeooo:paragraph-rsid="006de06a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rsid="000c5b9c" officeooo:paragraph-rsid="000c5b9c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40c835" officeooo:paragraph-rsid="0040c835" style:font-weight-asian="normal" style:font-weight-complex="normal"/>
    </style:style>
    <style:style style:name="P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429207" officeooo:paragraph-rsid="006abc09" style:font-weight-asian="normal" style:font-weight-complex="normal"/>
    </style:style>
    <style:style style:name="P7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429207" officeooo:paragraph-rsid="00429207" style:font-weight-asian="normal" style:font-weight-complex="normal"/>
    </style:style>
    <style:style style:name="P8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44286e" officeooo:paragraph-rsid="0044286e" style:font-weight-asian="normal" style:font-weight-complex="normal"/>
    </style:style>
    <style:style style:name="P9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30377d" officeooo:paragraph-rsid="0093ec10" style:font-weight-asian="normal" style:font-weight-complex="normal"/>
    </style:style>
    <style:style style:name="P10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0c835" officeooo:paragraph-rsid="0040c835"/>
    </style:style>
    <style:style style:name="P11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4286e" officeooo:paragraph-rsid="0044286e"/>
    </style:style>
    <style:style style:name="P12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61502" officeooo:paragraph-rsid="00461502"/>
    </style:style>
    <style:style style:name="P13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72591" officeooo:paragraph-rsid="00472591"/>
    </style:style>
    <style:style style:name="P1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8a597" officeooo:paragraph-rsid="0048a597"/>
    </style:style>
    <style:style style:name="P15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a26fb" officeooo:paragraph-rsid="004a26fb"/>
    </style:style>
    <style:style style:name="P1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a26fb" officeooo:paragraph-rsid="004ab5d0"/>
    </style:style>
    <style:style style:name="P17" style:family="paragraph" style:parent-style-name="Standard">
      <style:paragraph-properties fo:line-height="150%" fo:text-align="justify" style:justify-single-word="false"/>
      <style:text-properties fo:language="ru" fo:country="RU" officeooo:rsid="0053c59e" officeooo:paragraph-rsid="0053c59e"/>
    </style:style>
    <style:style style:name="P18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53c59e" officeooo:paragraph-rsid="0053c59e"/>
    </style:style>
    <style:style style:name="P19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d7524" officeooo:paragraph-rsid="0051fc45"/>
    </style:style>
    <style:style style:name="P20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d7524" officeooo:paragraph-rsid="004d7524"/>
    </style:style>
    <style:style style:name="P21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d7524" officeooo:paragraph-rsid="004d8f63"/>
    </style:style>
    <style:style style:name="P22" style:family="paragraph" style:parent-style-name="Standard">
      <style:paragraph-properties fo:line-height="150%"/>
      <style:text-properties fo:language="ru" fo:country="RU" officeooo:rsid="004d7524" officeooo:paragraph-rsid="004d7524"/>
    </style:style>
    <style:style style:name="P23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51fc45" officeooo:paragraph-rsid="0051fc45"/>
    </style:style>
    <style:style style:name="P2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d8f63" officeooo:paragraph-rsid="004d8f63"/>
    </style:style>
    <style:style style:name="P25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5ceae1" officeooo:paragraph-rsid="005ceae1"/>
    </style:style>
    <style:style style:name="P2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4f2e6e" officeooo:paragraph-rsid="004f2e6e"/>
    </style:style>
    <style:style style:name="P27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bold" officeooo:rsid="00501e24" officeooo:paragraph-rsid="00501e24" style:font-weight-asian="bold" style:font-weight-complex="bold"/>
    </style:style>
    <style:style style:name="P28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bold" officeooo:rsid="0053c59e" officeooo:paragraph-rsid="0053c59e" style:font-weight-asian="bold" style:font-weight-complex="bold"/>
    </style:style>
    <style:style style:name="P29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501e24" officeooo:paragraph-rsid="00501e24"/>
    </style:style>
    <style:style style:name="P30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language="ru" fo:country="RU" officeooo:rsid="006de06a" officeooo:paragraph-rsid="006de06a"/>
    </style:style>
    <style:style style:name="P31" style:family="paragraph" style:parent-style-name="Standard">
      <style:paragraph-properties fo:line-height="150%" fo:text-align="justify" style:justify-single-word="false"/>
      <style:text-properties fo:language="ru" fo:country="RU" officeooo:rsid="0056afa6" officeooo:paragraph-rsid="0056afa6"/>
    </style:style>
    <style:style style:name="P32" style:family="paragraph" style:parent-style-name="Standard">
      <style:paragraph-properties fo:line-height="150%" fo:text-align="justify" style:justify-single-word="false"/>
      <style:text-properties fo:language="ru" fo:country="RU" officeooo:rsid="00576ca1" officeooo:paragraph-rsid="00576ca1"/>
    </style:style>
    <style:style style:name="P33" style:family="paragraph" style:parent-style-name="Standard">
      <style:paragraph-properties fo:line-height="150%" fo:text-align="justify" style:justify-single-word="false"/>
      <style:text-properties fo:language="ru" fo:country="RU" officeooo:rsid="006fd883" officeooo:paragraph-rsid="006fd883"/>
    </style:style>
    <style:style style:name="P34" style:family="paragraph" style:parent-style-name="Standard">
      <style:paragraph-properties fo:line-height="150%"/>
      <style:text-properties fo:language="ru" fo:country="RU" officeooo:rsid="00590060" officeooo:paragraph-rsid="00590060"/>
    </style:style>
    <style:style style:name="P35" style:family="paragraph" style:parent-style-name="Standard">
      <style:paragraph-properties fo:line-height="150%" fo:text-align="justify" style:justify-single-word="false"/>
      <style:text-properties fo:language="ru" fo:country="RU" officeooo:rsid="006cbcdb" officeooo:paragraph-rsid="006de06a"/>
    </style:style>
    <style:style style:name="P36" style:family="paragraph" style:parent-style-name="Standard">
      <style:paragraph-properties fo:line-height="150%"/>
      <style:text-properties fo:language="ru" fo:country="RU"/>
    </style:style>
    <style:style style:name="P37" style:family="paragraph" style:parent-style-name="Standard">
      <style:paragraph-properties fo:line-height="150%" fo:text-align="justify" style:justify-single-word="false"/>
      <style:text-properties fo:language="ru" fo:country="RU" officeooo:rsid="00682320" officeooo:paragraph-rsid="00682320"/>
    </style:style>
    <style:style style:name="P38" style:family="paragraph" style:parent-style-name="Standard">
      <style:paragraph-properties fo:line-height="150%" fo:text-align="justify" style:justify-single-word="false"/>
      <style:text-properties fo:language="ru" fo:country="RU" officeooo:rsid="00682320" officeooo:paragraph-rsid="006837c4"/>
    </style:style>
    <style:style style:name="P39" style:family="paragraph" style:parent-style-name="Standard">
      <style:paragraph-properties fo:line-height="150%" fo:text-align="justify" style:justify-single-word="false"/>
      <style:text-properties fo:language="ru" fo:country="RU" officeooo:rsid="006837c4" officeooo:paragraph-rsid="006837c4"/>
    </style:style>
    <style:style style:name="P40" style:family="paragraph" style:parent-style-name="Standard">
      <style:paragraph-properties fo:line-height="150%" fo:text-align="justify" style:justify-single-word="false"/>
      <style:text-properties fo:language="ru" fo:country="RU" officeooo:rsid="008814cf" officeooo:paragraph-rsid="008814cf"/>
    </style:style>
    <style:style style:name="P41" style:family="paragraph" style:parent-style-name="Standard">
      <style:paragraph-properties fo:line-height="150%" fo:text-align="justify" style:justify-single-word="false"/>
      <style:text-properties fo:language="ru" fo:country="RU" officeooo:rsid="008c89d6" officeooo:paragraph-rsid="008c89d6"/>
    </style:style>
    <style:style style:name="P42" style:family="paragraph" style:parent-style-name="Standard">
      <style:paragraph-properties fo:line-height="150%" fo:text-align="justify" style:justify-single-word="false"/>
      <style:text-properties fo:language="ru" fo:country="RU" officeooo:rsid="008ad95a" officeooo:paragraph-rsid="008ad95a"/>
    </style:style>
    <style:style style:name="P43" style:family="paragraph" style:parent-style-name="Standard">
      <style:paragraph-properties fo:line-height="150%" fo:text-align="justify" style:justify-single-word="false"/>
      <style:text-properties fo:language="ru" fo:country="RU" officeooo:rsid="008d7ee9" officeooo:paragraph-rsid="008d7ee9"/>
    </style:style>
    <style:style style:name="P44" style:family="paragraph" style:parent-style-name="Standard">
      <style:paragraph-properties fo:line-height="150%" fo:text-align="justify" style:justify-single-word="false"/>
      <style:text-properties fo:language="ru" fo:country="RU" officeooo:rsid="00756a97" officeooo:paragraph-rsid="00756a97"/>
    </style:style>
    <style:style style:name="P45" style:family="paragraph" style:parent-style-name="Standard">
      <style:paragraph-properties fo:line-height="150%" fo:text-align="justify" style:justify-single-word="false"/>
      <style:text-properties fo:language="ru" fo:country="RU" officeooo:rsid="00765ff3" officeooo:paragraph-rsid="00765ff3"/>
    </style:style>
    <style:style style:name="P46" style:family="paragraph" style:parent-style-name="Standard">
      <style:paragraph-properties fo:line-height="150%" fo:text-align="justify" style:justify-single-word="false"/>
      <style:text-properties fo:language="ru" fo:country="RU" officeooo:rsid="0076a685" officeooo:paragraph-rsid="0076a685"/>
    </style:style>
    <style:style style:name="P47" style:family="paragraph" style:parent-style-name="Standard">
      <style:paragraph-properties fo:line-height="150%" fo:text-align="justify" style:justify-single-word="false"/>
      <style:text-properties fo:language="ru" fo:country="RU" officeooo:rsid="008f9b5a" officeooo:paragraph-rsid="008f9b5a"/>
    </style:style>
    <style:style style:name="P48" style:family="paragraph" style:parent-style-name="Standard">
      <style:paragraph-properties fo:line-height="150%"/>
    </style:style>
    <style:style style:name="P49" style:family="paragraph" style:parent-style-name="Standard">
      <style:paragraph-properties fo:line-height="150%"/>
      <style:text-properties officeooo:paragraph-rsid="005df34e"/>
    </style:style>
    <style:style style:name="P50" style:family="paragraph" style:parent-style-name="Standard">
      <style:paragraph-properties fo:line-height="150%"/>
      <style:text-properties officeooo:paragraph-rsid="00799152"/>
    </style:style>
    <style:style style:name="P51" style:family="paragraph" style:parent-style-name="Standard">
      <style:paragraph-properties fo:line-height="150%"/>
      <style:text-properties fo:color="#000000" style:font-name="Courier New" fo:font-size="10pt" fo:font-weight="normal" fo:background-color="#ffffff" style:font-size-asian="10pt" style:font-weight-asian="normal"/>
    </style:style>
    <style:style style:name="P52" style:family="paragraph" style:parent-style-name="Standard">
      <style:paragraph-properties fo:line-height="150%"/>
      <style:text-properties fo:color="#000000" style:font-name="Courier New" fo:font-size="10pt" fo:font-style="normal" fo:font-weight="normal" fo:background-color="#ffffff" style:font-size-asian="10pt" style:font-style-asian="normal" style:font-weight-asian="normal"/>
    </style:style>
    <style:style style:name="P53" style:family="paragraph" style:parent-style-name="Standard">
      <style:paragraph-properties fo:line-height="150%"/>
      <style:text-properties fo:color="#000000" style:font-name="Courier New" fo:font-size="10pt" fo:font-style="normal" fo:font-weight="normal" officeooo:paragraph-rsid="00799152" fo:background-color="#ffffff" style:font-size-asian="10pt" style:font-style-asian="normal" style:font-weight-asian="normal"/>
    </style:style>
    <style:style style:name="P5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color="#000000" style:font-name="Courier New" fo:font-size="10pt" fo:language="ru" fo:country="RU" officeooo:rsid="0044286e" officeooo:paragraph-rsid="0044286e" fo:background-color="#ffffff" style:font-size-asian="10pt"/>
    </style:style>
    <style:style style:name="P55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color="#000000" style:font-name="Courier New" fo:font-size="10pt" fo:language="ru" fo:country="RU" officeooo:rsid="004a26fb" officeooo:paragraph-rsid="004a26fb" fo:background-color="#ffffff" style:font-size-asian="10pt"/>
    </style:style>
    <style:style style:name="P5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color="#000000" style:font-name="Courier New" fo:font-size="10pt" fo:language="ru" fo:country="RU" officeooo:rsid="0051fc45" officeooo:paragraph-rsid="0051fc45" fo:background-color="#ffffff" style:font-size-asian="10pt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language="ru" fo:country="RU" fo:font-style="normal" fo:font-weight="normal" officeooo:rsid="0053c59e" officeooo:paragraph-rsid="0053c59e" fo:background-color="#ffffff" style:font-size-asian="10pt" style:font-style-asian="normal" style:font-weight-asian="normal"/>
    </style:style>
    <style:style style:name="P58" style:family="paragraph" style:parent-style-name="Standard">
      <style:paragraph-properties fo:line-height="150%"/>
      <style:text-properties fo:color="#000000" style:font-name="Courier New" fo:font-size="10pt" fo:background-color="#ffffff" style:font-size-asian="10pt"/>
    </style:style>
    <style:style style:name="P59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color="#804040" style:font-name="Courier New" fo:font-size="10pt" fo:language="ru" fo:country="RU" fo:font-weight="bold" officeooo:rsid="004a26fb" officeooo:paragraph-rsid="004a26fb" fo:background-color="#ffffff" style:font-size-asian="10pt" style:font-weight-asian="bold"/>
    </style:style>
    <style:style style:name="P60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color="#804040" style:font-name="Courier New" fo:font-size="10pt" fo:language="ru" fo:country="RU" fo:font-weight="bold" officeooo:rsid="0051fc45" officeooo:paragraph-rsid="0051fc45" fo:background-color="#ffffff" style:font-size-asian="10pt" style:font-weight-asian="bold"/>
    </style:style>
    <style:style style:name="P61" style:family="paragraph" style:parent-style-name="Standard">
      <style:paragraph-properties fo:line-height="150%" fo:text-align="justify" style:justify-single-word="false"/>
      <style:text-properties officeooo:rsid="00501e24" officeooo:paragraph-rsid="00501e24"/>
    </style:style>
    <style:style style:name="P62" style:family="paragraph" style:parent-style-name="Standard">
      <style:paragraph-properties fo:line-height="150%" fo:text-align="justify" style:justify-single-word="false"/>
      <style:text-properties officeooo:rsid="005123d8" officeooo:paragraph-rsid="005123d8"/>
    </style:style>
    <style:style style:name="P63" style:family="paragraph" style:parent-style-name="Standard">
      <style:paragraph-properties fo:line-height="150%"/>
      <style:text-properties fo:color="#0000ff" style:font-name="Courier New" fo:font-size="10pt" fo:font-style="normal" fo:font-weight="bold" fo:background-color="#ffffff" style:font-size-asian="10pt" style:font-style-asian="normal" style:font-weight-asian="bold"/>
    </style:style>
    <style:style style:name="P64" style:family="paragraph" style:parent-style-name="Standard">
      <style:paragraph-properties fo:line-height="150%"/>
      <style:text-properties fo:color="#0000ff" style:font-name="Courier New" fo:font-size="10pt" fo:font-style="normal" fo:font-weight="bold" officeooo:paragraph-rsid="00799152" fo:background-color="#ffffff" style:font-size-asian="10pt" style:font-style-asian="normal" style:font-weight-asian="bold"/>
    </style:style>
    <style:style style:name="P65" style:family="paragraph" style:parent-style-name="Standard">
      <style:paragraph-properties fo:line-height="150%" fo:text-align="justify" style:justify-single-word="false"/>
      <style:text-properties fo:color="#0000ff" style:font-name="Courier New" fo:font-size="10pt" fo:language="ru" fo:country="RU" fo:font-weight="bold" officeooo:rsid="00576ca1" officeooo:paragraph-rsid="00576ca1" fo:background-color="#ffffff" style:font-size-asian="10pt" style:font-weight-asian="bold"/>
    </style:style>
    <style:style style:name="P66" style:family="paragraph" style:parent-style-name="Standard">
      <style:paragraph-properties fo:line-height="150%"/>
      <style:text-properties fo:color="#0000ff" style:font-name="Courier New" fo:font-size="10pt" fo:language="ru" fo:country="RU" fo:font-weight="bold" officeooo:rsid="00590060" officeooo:paragraph-rsid="00590060" fo:background-color="#ffffff" style:font-size-asian="10pt" style:font-weight-asian="bold"/>
    </style:style>
    <style:style style:name="P67" style:family="paragraph" style:parent-style-name="Standard">
      <style:paragraph-properties fo:line-height="150%"/>
      <style:text-properties fo:color="#0000ff" style:font-name="Courier New" fo:font-size="10pt" fo:language="ru" fo:country="RU" fo:font-style="normal" fo:font-weight="bold" officeooo:rsid="00590060" officeooo:paragraph-rsid="00590060" fo:background-color="#ffffff" style:font-size-asian="10pt" style:font-style-asian="normal" style:font-weight-asian="bold"/>
    </style:style>
    <style:style style:name="P68" style:family="paragraph" style:parent-style-name="Standard">
      <style:paragraph-properties fo:line-height="150%" fo:text-align="justify" style:justify-single-word="false"/>
      <style:text-properties fo:color="#808080" style:font-name="Courier New" fo:font-size="10pt" fo:language="ru" fo:country="RU" fo:font-style="normal" fo:font-weight="normal" officeooo:rsid="00576ca1" officeooo:paragraph-rsid="00576ca1" fo:background-color="#ffffff" style:font-size-asian="10pt" style:font-style-asian="normal" style:font-weight-asian="normal"/>
    </style:style>
    <style:style style:name="P69" style:family="paragraph" style:parent-style-name="Standard">
      <style:paragraph-properties fo:line-height="150%" fo:text-align="justify" style:justify-single-word="false"/>
      <style:text-properties officeooo:rsid="00682320" officeooo:paragraph-rsid="00682320"/>
    </style:style>
    <style:style style:name="P70" style:family="paragraph" style:parent-style-name="Standard">
      <style:paragraph-properties fo:line-height="150%" fo:text-align="justify" style:justify-single-word="false"/>
      <style:text-properties fo:color="#008040" style:font-name="Courier New" fo:font-size="10pt" fo:language="ru" fo:country="RU" fo:font-style="normal" fo:font-weight="normal" officeooo:rsid="008ad95a" officeooo:paragraph-rsid="008ad95a" fo:background-color="#ffffff" style:font-size-asian="10pt" style:font-style-asian="normal" style:font-weight-asian="normal"/>
    </style:style>
    <style:style style:name="P71" style:family="paragraph" style:parent-style-name="Standard">
      <style:paragraph-properties fo:line-height="150%" fo:text-align="justify" style:justify-single-word="false"/>
      <style:text-properties fo:color="#804000" style:font-name="Courier New" fo:font-size="10pt" fo:language="ru" fo:country="RU" officeooo:rsid="0076a685" officeooo:paragraph-rsid="0076a685" fo:background-color="#ffffff" style:font-size-asian="10pt"/>
    </style:style>
    <style:style style:name="P72" style:family="paragraph" style:parent-style-name="Standard">
      <style:paragraph-properties fo:line-height="150%"/>
      <style:text-properties fo:color="#804000" style:font-name="Courier New" fo:font-size="10pt" fo:background-color="#ffffff" style:font-size-asian="10pt"/>
    </style:style>
    <style:style style:name="P73" style:family="paragraph" style:parent-style-name="Standard">
      <style:paragraph-properties fo:line-height="150%"/>
      <style:text-properties fo:color="#000080" style:font-name="Courier New" fo:font-size="10pt" fo:font-weight="bold" fo:background-color="#ffffff" style:font-size-asian="10pt" style:font-weight-asian="bold"/>
    </style:style>
    <style:style style:name="P7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rsid="0093ec10" officeooo:paragraph-rsid="0093ec10"/>
    </style:style>
    <style:style style:name="P75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officeooo:rsid="009508be" officeooo:paragraph-rsid="009508be"/>
    </style:style>
    <style:style style:name="P76" style:family="paragraph" style:parent-style-name="Text_20_body">
      <style:paragraph-properties fo:line-height="150%"/>
      <style:text-properties fo:language="ru" fo:country="RU" officeooo:rsid="005bc163" officeooo:paragraph-rsid="005bc163"/>
    </style:style>
    <style:style style:name="P77" style:family="paragraph" style:parent-style-name="Text_20_body">
      <style:paragraph-properties fo:line-height="150%" fo:text-align="justify" style:justify-single-word="false"/>
      <style:text-properties fo:language="ru" fo:country="RU" officeooo:rsid="00a2579a" officeooo:paragraph-rsid="00a2579a"/>
    </style:style>
    <style:style style:name="P78" style:family="paragraph" style:parent-style-name="Text_20_body">
      <style:paragraph-properties fo:line-height="150%" fo:text-align="justify" style:justify-single-word="false"/>
      <style:text-properties fo:language="ru" fo:country="RU" officeooo:rsid="00a65bcc" officeooo:paragraph-rsid="00a65bcc"/>
    </style:style>
    <style:style style:name="P79" style:family="paragraph" style:parent-style-name="Text_20_body">
      <style:paragraph-properties fo:line-height="150%" fo:text-align="justify" style:justify-single-word="false"/>
      <style:text-properties fo:language="ru" fo:country="RU" officeooo:rsid="00a98903" officeooo:paragraph-rsid="00a98903"/>
    </style:style>
    <style:style style:name="P80" style:family="paragraph" style:parent-style-name="Text_20_body">
      <style:paragraph-properties fo:line-height="150%" fo:text-align="justify" style:justify-single-word="false"/>
      <style:text-properties fo:language="ru" fo:country="RU" officeooo:rsid="008814cf" officeooo:paragraph-rsid="008814cf"/>
    </style:style>
    <style:style style:name="P81" style:family="paragraph" style:parent-style-name="Text_20_body">
      <style:paragraph-properties fo:line-height="150%" fo:text-align="justify" style:justify-single-word="false"/>
      <style:text-properties fo:language="ru" fo:country="RU" officeooo:rsid="008814cf" officeooo:paragraph-rsid="008c89d6"/>
    </style:style>
    <style:style style:name="P82" style:family="paragraph" style:parent-style-name="Text_20_body">
      <style:paragraph-properties fo:line-height="150%" fo:text-align="justify" style:justify-single-word="false"/>
      <style:text-properties fo:language="ru" fo:country="RU" officeooo:rsid="00ab4e6d" officeooo:paragraph-rsid="00ab4e6d"/>
    </style:style>
    <style:style style:name="P83" style:family="paragraph" style:parent-style-name="Text_20_body">
      <style:paragraph-properties fo:line-height="150%"/>
      <style:text-properties fo:language="ru" fo:country="RU" officeooo:rsid="004d7524" officeooo:paragraph-rsid="004d7524"/>
    </style:style>
    <style:style style:name="P84" style:family="paragraph" style:parent-style-name="Text_20_body">
      <style:paragraph-properties fo:line-height="150%" fo:text-align="justify" style:justify-single-word="false"/>
      <style:text-properties fo:language="ru" fo:country="RU" officeooo:rsid="00501e24" officeooo:paragraph-rsid="00501e24"/>
    </style:style>
    <style:style style:name="P85" style:family="paragraph" style:parent-style-name="Text_20_body">
      <style:paragraph-properties fo:line-height="150%" fo:text-align="justify" style:justify-single-word="false"/>
      <style:text-properties fo:language="ru" fo:country="RU" officeooo:rsid="0051fc45" officeooo:paragraph-rsid="005123d8"/>
    </style:style>
    <style:style style:name="P86" style:family="paragraph" style:parent-style-name="Text_20_body">
      <style:paragraph-properties fo:line-height="150%" fo:text-align="justify" style:justify-single-word="false"/>
      <style:text-properties fo:language="ru" fo:country="RU" officeooo:rsid="006909c3" officeooo:paragraph-rsid="006909c3"/>
    </style:style>
    <style:style style:name="P87" style:family="paragraph" style:parent-style-name="Text_20_body">
      <style:paragraph-properties fo:line-height="150%" fo:text-align="justify" style:justify-single-word="false"/>
      <style:text-properties fo:language="ru" fo:country="RU" officeooo:rsid="0056afa6" officeooo:paragraph-rsid="0056afa6"/>
    </style:style>
    <style:style style:name="P88" style:family="paragraph" style:parent-style-name="Text_20_body">
      <style:paragraph-properties fo:line-height="150%"/>
      <style:text-properties fo:language="ru" fo:country="RU" officeooo:rsid="00590060" officeooo:paragraph-rsid="00590060"/>
    </style:style>
    <style:style style:name="P89" style:family="paragraph" style:parent-style-name="Text_20_body">
      <style:paragraph-properties fo:line-height="150%"/>
      <style:text-properties fo:language="ru" fo:country="RU" officeooo:rsid="0061a65a" officeooo:paragraph-rsid="0061a65a"/>
    </style:style>
    <style:style style:name="P90" style:family="paragraph" style:parent-style-name="Text_20_body">
      <style:paragraph-properties fo:line-height="150%"/>
      <style:text-properties fo:language="ru" fo:country="RU" officeooo:rsid="006cbcdb" officeooo:paragraph-rsid="006cbcdb"/>
    </style:style>
    <style:style style:name="P91" style:family="paragraph" style:parent-style-name="Text_20_body">
      <style:paragraph-properties fo:line-height="150%" fo:text-align="justify" style:justify-single-word="false"/>
      <style:text-properties fo:language="ru" fo:country="RU" officeooo:rsid="006cbcdb" officeooo:paragraph-rsid="006de06a"/>
    </style:style>
    <style:style style:name="P92" style:family="paragraph" style:parent-style-name="Text_20_body">
      <style:paragraph-properties fo:line-height="150%" fo:text-align="justify" style:justify-single-word="false"/>
      <style:text-properties fo:language="ru" fo:country="RU" officeooo:rsid="006de06a" officeooo:paragraph-rsid="006de06a"/>
    </style:style>
    <style:style style:name="P93" style:family="paragraph" style:parent-style-name="Text_20_body">
      <style:paragraph-properties fo:line-height="150%"/>
      <style:text-properties fo:language="ru" fo:country="RU" officeooo:rsid="0062a9a8" officeooo:paragraph-rsid="0062a9a8"/>
    </style:style>
    <style:style style:name="P94" style:family="paragraph" style:parent-style-name="Text_20_body">
      <style:paragraph-properties fo:line-height="150%" fo:text-align="justify" style:justify-single-word="false"/>
      <style:text-properties fo:language="ru" fo:country="RU" officeooo:rsid="007324ae" officeooo:paragraph-rsid="007324ae"/>
    </style:style>
    <style:style style:name="P95" style:family="paragraph" style:parent-style-name="Text_20_body">
      <style:paragraph-properties fo:line-height="150%" fo:text-align="justify" style:justify-single-word="false"/>
      <style:text-properties fo:language="ru" fo:country="RU" officeooo:rsid="008c89d6" officeooo:paragraph-rsid="008c89d6"/>
    </style:style>
    <style:style style:name="P96" style:family="paragraph" style:parent-style-name="Text_20_body">
      <style:paragraph-properties fo:line-height="150%" fo:text-align="justify" style:justify-single-word="false"/>
      <style:text-properties fo:language="ru" fo:country="RU" officeooo:rsid="00882511" officeooo:paragraph-rsid="008ad95a"/>
    </style:style>
    <style:style style:name="P97" style:family="paragraph" style:parent-style-name="Text_20_body">
      <style:paragraph-properties fo:line-height="150%" fo:text-align="justify" style:justify-single-word="false"/>
      <style:text-properties fo:language="ru" fo:country="RU" officeooo:rsid="008ad95a" officeooo:paragraph-rsid="008ad95a"/>
    </style:style>
    <style:style style:name="P98" style:family="paragraph" style:parent-style-name="Text_20_body">
      <style:paragraph-properties fo:line-height="150%" fo:text-align="justify" style:justify-single-word="false"/>
      <style:text-properties fo:language="ru" fo:country="RU" officeooo:rsid="008ad95a" officeooo:paragraph-rsid="008c89d6"/>
    </style:style>
    <style:style style:name="P99" style:family="paragraph" style:parent-style-name="Text_20_body">
      <style:paragraph-properties fo:line-height="150%" fo:text-align="justify" style:justify-single-word="false"/>
      <style:text-properties fo:language="ru" fo:country="RU" officeooo:rsid="008d7ee9" officeooo:paragraph-rsid="008d7ee9"/>
    </style:style>
    <style:style style:name="P100" style:family="paragraph" style:parent-style-name="Text_20_body">
      <style:paragraph-properties fo:line-height="150%"/>
      <style:text-properties fo:language="ru" fo:country="RU" officeooo:rsid="007b82ba" officeooo:paragraph-rsid="007b82ba"/>
    </style:style>
    <style:style style:name="P101" style:family="paragraph" style:parent-style-name="Text_20_body">
      <style:paragraph-properties fo:line-height="150%" fo:text-align="justify" style:justify-single-word="false"/>
      <style:text-properties fo:language="ru" fo:country="RU" officeooo:rsid="007b82ba" officeooo:paragraph-rsid="007b82ba"/>
    </style:style>
    <style:style style:name="P102" style:family="paragraph" style:parent-style-name="Text_20_body">
      <style:paragraph-properties fo:line-height="150%" fo:text-align="justify" style:justify-single-word="false"/>
      <style:text-properties fo:language="ru" fo:country="RU" officeooo:rsid="007b82ba" officeooo:paragraph-rsid="007d81e8"/>
    </style:style>
    <style:style style:name="P103" style:family="paragraph" style:parent-style-name="Text_20_body">
      <style:paragraph-properties fo:line-height="150%" fo:text-align="justify" style:justify-single-word="false"/>
      <style:text-properties fo:language="ru" fo:country="RU" officeooo:rsid="00750ade" officeooo:paragraph-rsid="00750ade"/>
    </style:style>
    <style:style style:name="P104" style:family="paragraph" style:parent-style-name="Text_20_body">
      <style:paragraph-properties fo:line-height="150%" fo:text-align="justify" style:justify-single-word="false"/>
      <style:text-properties fo:language="ru" fo:country="RU" officeooo:rsid="00756a97" officeooo:paragraph-rsid="00756a97"/>
    </style:style>
    <style:style style:name="P105" style:family="paragraph" style:parent-style-name="Text_20_body">
      <style:paragraph-properties fo:line-height="150%" fo:text-align="justify" style:justify-single-word="false"/>
      <style:text-properties fo:language="ru" fo:country="RU" officeooo:rsid="008658c1" officeooo:paragraph-rsid="008658c1"/>
    </style:style>
    <style:style style:name="P106" style:family="paragraph" style:parent-style-name="Text_20_body">
      <style:paragraph-properties fo:line-height="150%"/>
      <style:text-properties fo:language="ru" fo:country="RU" officeooo:rsid="009508be" officeooo:paragraph-rsid="009508be"/>
    </style:style>
    <style:style style:name="P107" style:family="paragraph" style:parent-style-name="Text_20_body">
      <style:paragraph-properties fo:line-height="150%"/>
      <style:text-properties fo:language="ru" fo:country="RU" officeooo:rsid="0096753e" officeooo:paragraph-rsid="0096753e"/>
    </style:style>
    <style:style style:name="P108" style:family="paragraph" style:parent-style-name="Text_20_body">
      <style:paragraph-properties fo:line-height="150%"/>
      <style:text-properties fo:language="ru" fo:country="RU" officeooo:rsid="00992495" officeooo:paragraph-rsid="00992495"/>
    </style:style>
    <style:style style:name="P109" style:family="paragraph" style:parent-style-name="Text_20_body">
      <style:paragraph-properties fo:line-height="150%"/>
      <style:text-properties fo:language="ru" fo:country="RU" officeooo:rsid="009a4b9e" officeooo:paragraph-rsid="009a4b9e"/>
    </style:style>
    <style:style style:name="P110" style:family="paragraph" style:parent-style-name="Text_20_body">
      <style:paragraph-properties fo:line-height="150%"/>
      <style:text-properties fo:language="ru" fo:country="RU" officeooo:rsid="009a4b9e" officeooo:paragraph-rsid="009c4487"/>
    </style:style>
    <style:style style:name="P111" style:family="paragraph" style:parent-style-name="Text_20_body">
      <style:paragraph-properties fo:line-height="150%"/>
      <style:text-properties fo:language="ru" fo:country="RU" officeooo:rsid="009c4487" officeooo:paragraph-rsid="00a09b87"/>
    </style:style>
    <style:style style:name="P112" style:family="paragraph" style:parent-style-name="Text_20_body">
      <style:paragraph-properties fo:line-height="150%"/>
      <style:text-properties fo:language="ru" fo:country="RU" officeooo:rsid="009c4487" officeooo:paragraph-rsid="009c4487"/>
    </style:style>
    <style:style style:name="P113" style:family="paragraph" style:parent-style-name="Text_20_body">
      <style:paragraph-properties fo:line-height="150%" fo:text-align="justify" style:justify-single-word="false"/>
      <style:text-properties officeooo:rsid="00501e24" officeooo:paragraph-rsid="00501e24"/>
    </style:style>
    <style:style style:name="P114" style:family="paragraph" style:parent-style-name="Text_20_body">
      <style:paragraph-properties fo:line-height="150%" fo:text-align="justify" style:justify-single-word="false"/>
      <style:text-properties officeooo:rsid="005123d8" officeooo:paragraph-rsid="005123d8"/>
    </style:style>
    <style:style style:name="P115" style:family="paragraph" style:parent-style-name="Text_20_body">
      <style:paragraph-properties fo:line-height="150%" fo:text-align="justify" style:justify-single-word="false"/>
      <style:text-properties fo:language="en" fo:country="US" officeooo:rsid="0051fc45" officeooo:paragraph-rsid="0051fc45"/>
    </style:style>
    <style:style style:name="P116" style:family="paragraph" style:parent-style-name="Text_20_body">
      <style:paragraph-properties fo:line-height="150%" fo:text-align="justify" style:justify-single-word="false"/>
      <style:text-properties fo:language="en" fo:country="US" officeooo:rsid="005ceae1" officeooo:paragraph-rsid="005ceae1"/>
    </style:style>
    <style:style style:name="P117" style:family="paragraph" style:parent-style-name="Text_20_body">
      <style:paragraph-properties fo:line-height="150%"/>
      <style:text-properties fo:language="en" fo:country="US" officeooo:rsid="005bc163" officeooo:paragraph-rsid="005bc163"/>
    </style:style>
    <style:style style:name="P118" style:family="paragraph" style:parent-style-name="Text_20_body">
      <style:paragraph-properties fo:line-height="150%" fo:text-align="justify" style:justify-single-word="false"/>
      <style:text-properties fo:language="en" fo:country="US" officeooo:rsid="00a98903" officeooo:paragraph-rsid="00a98903"/>
    </style:style>
    <style:style style:name="P119" style:family="paragraph" style:parent-style-name="Text_20_body">
      <style:paragraph-properties fo:line-height="150%" fo:text-align="justify" style:justify-single-word="false"/>
      <style:text-properties officeooo:rsid="00682320" officeooo:paragraph-rsid="00682320"/>
    </style:style>
    <style:style style:name="P120" style:family="paragraph" style:parent-style-name="Text_20_body">
      <style:paragraph-properties fo:line-height="150%"/>
    </style:style>
    <style:style style:name="P121" style:family="paragraph" style:parent-style-name="Text_20_body">
      <style:paragraph-properties fo:line-height="150%"/>
      <style:text-properties officeooo:paragraph-rsid="00992495"/>
    </style:style>
    <style:style style:name="P1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language="ru" fo:country="RU" fo:font-weight="normal" officeooo:rsid="0099a59f" officeooo:paragraph-rsid="0099a59f" style:font-weight-asian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language="ru" fo:country="RU" fo:font-weight="normal" officeooo:rsid="00269189" officeooo:paragraph-rsid="00269189" style:font-weight-asian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language="ru" fo:country="RU" fo:font-weight="normal" officeooo:rsid="002e7846" officeooo:paragraph-rsid="002e7846" style:font-weight-asian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language="ru" fo:country="RU" fo:font-weight="normal" officeooo:rsid="001a37e9" officeooo:paragraph-rsid="001a37e9" style:font-weight-asian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language="ru" fo:country="RU" fo:font-weight="normal" officeooo:rsid="001a37e9" officeooo:paragraph-rsid="00269189" style:font-weight-asian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language="ru" fo:country="RU" fo:font-weight="normal" officeooo:rsid="0036e3b2" officeooo:paragraph-rsid="0036e3b2" style:font-weight-asian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language="en" fo:country="US" fo:font-weight="normal" officeooo:rsid="00269189" officeooo:paragraph-rsid="00269189" style:font-weight-asian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color="#000000" style:font-name="Courier New" fo:font-size="10pt" fo:font-style="normal" fo:font-weight="normal" officeooo:paragraph-rsid="00269189" fo:background-color="#ffffff" style:font-size-asian="10pt" style:font-style-asian="normal" style:font-weight-asian="normal"/>
    </style:style>
    <style:style style:name="P130" style:family="paragraph" style:parent-style-name="Standard">
      <loext:graphic-properties draw:fill="none"/>
      <style:paragraph-properties fo:margin-left="0.7cm" fo:margin-right="0cm" fo:line-height="150%" fo:text-align="justify" style:justify-single-word="false" fo:text-indent="0cm" style:auto-text-indent="false" fo:background-color="transparent"/>
      <style:text-properties fo:language="ru" fo:country="RU" fo:font-weight="normal" officeooo:rsid="001a37e9" officeooo:paragraph-rsid="001a37e9" style:font-weight-asian="normal" style:font-weight-complex="normal"/>
    </style:style>
    <style:style style:name="P131" style:family="paragraph" style:parent-style-name="Standard">
      <loext:graphic-properties draw:fill="none"/>
      <style:paragraph-properties fo:margin-left="0.7cm" fo:margin-right="0cm" fo:line-height="150%" fo:text-align="justify" style:justify-single-word="false" fo:text-indent="0cm" style:auto-text-indent="false" fo:background-color="transparent"/>
      <style:text-properties fo:language="ru" fo:country="RU" fo:font-weight="normal" officeooo:rsid="0036e3b2" officeooo:paragraph-rsid="0036e3b2" style:font-weight-asian="normal" style:font-weight-complex="normal"/>
    </style:style>
    <style:style style:name="P1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Text_20_body" style:list-style-name="L5">
      <style:paragraph-properties fo:line-height="150%" fo:text-align="justify" style:justify-single-word="false"/>
      <style:text-properties fo:language="ru" fo:country="RU" officeooo:rsid="00a2579a" officeooo:paragraph-rsid="00a2579a"/>
    </style:style>
    <style:style style:name="P134" style:family="paragraph" style:parent-style-name="Text_20_body" style:list-style-name="L6">
      <style:paragraph-properties fo:line-height="150%" fo:text-align="justify" style:justify-single-word="false"/>
      <style:text-properties fo:language="ru" fo:country="RU" officeooo:rsid="00a65bcc" officeooo:paragraph-rsid="00a65bcc"/>
    </style:style>
    <style:style style:name="P135" style:family="paragraph" style:parent-style-name="Text_20_body" style:list-style-name="L6">
      <style:paragraph-properties fo:line-height="150%" fo:text-align="justify" style:justify-single-word="false"/>
      <style:text-properties fo:language="ru" fo:country="RU" officeooo:rsid="00a7df41" officeooo:paragraph-rsid="00a7df41"/>
    </style:style>
    <style:style style:name="P136" style:family="paragraph" style:parent-style-name="Text_20_body" style:list-style-name="L6">
      <style:paragraph-properties fo:line-height="150%" fo:text-align="justify" style:justify-single-word="false"/>
      <style:text-properties fo:language="ru" fo:country="RU" officeooo:rsid="00a98903" officeooo:paragraph-rsid="00a98903"/>
    </style:style>
    <style:style style:name="P137" style:family="paragraph" style:parent-style-name="Heading_20_1">
      <style:paragraph-properties fo:line-height="150%"/>
    </style:style>
    <style:style style:name="P138" style:family="paragraph" style:parent-style-name="Heading_20_1">
      <style:paragraph-properties fo:line-height="150%"/>
      <style:text-properties officeooo:paragraph-rsid="0056a993"/>
    </style:style>
    <style:style style:name="P139" style:family="paragraph" style:parent-style-name="Heading_20_1">
      <style:paragraph-properties fo:line-height="150%"/>
      <style:text-properties officeooo:paragraph-rsid="006837c4"/>
    </style:style>
    <style:style style:name="P140" style:family="paragraph" style:parent-style-name="Heading_20_1">
      <style:paragraph-properties fo:line-height="150%"/>
      <style:text-properties fo:language="ru" fo:country="RU"/>
    </style:style>
    <style:style style:name="P141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officeooo:paragraph-rsid="001a37e9"/>
    </style:style>
    <style:style style:name="P142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paragraph-rsid="003dd19e"/>
    </style:style>
    <style:style style:name="P143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paragraph-rsid="003a39cc"/>
    </style:style>
    <style:style style:name="P144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paragraph-rsid="00328a67"/>
    </style:style>
    <style:style style:name="P14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officeooo:rsid="001c2771" officeooo:paragraph-rsid="002e7846"/>
    </style:style>
    <style:style style:name="P146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officeooo:rsid="002f2a07" officeooo:paragraph-rsid="0031c219"/>
    </style:style>
    <style:style style:name="P147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officeooo:rsid="002f2a07" officeooo:paragraph-rsid="006c4bfb"/>
    </style:style>
    <style:style style:name="P148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officeooo:rsid="0031c219" officeooo:paragraph-rsid="0031c219"/>
    </style:style>
    <style:style style:name="P149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3bbc36" officeooo:paragraph-rsid="003dd19e" style:font-weight-asian="normal" style:font-weight-complex="normal"/>
    </style:style>
    <style:style style:name="P150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328a67" officeooo:paragraph-rsid="00328a67" style:font-weight-asian="normal" style:font-weight-complex="normal"/>
    </style:style>
    <style:style style:name="P151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31c219" officeooo:paragraph-rsid="003a39cc" style:font-weight-asian="normal" style:font-weight-complex="normal"/>
    </style:style>
    <style:style style:name="P152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343330" officeooo:paragraph-rsid="00343330" style:font-weight-asian="normal" style:font-weight-complex="normal"/>
    </style:style>
    <style:style style:name="P153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40c835" officeooo:paragraph-rsid="0040c835" style:font-weight-asian="normal" style:font-weight-complex="normal"/>
    </style:style>
    <style:style style:name="P154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/>
      <style:text-properties fo:language="ru" fo:country="RU" fo:font-weight="normal" officeooo:rsid="00429207" officeooo:paragraph-rsid="00429207" style:font-weight-asian="normal" style:font-weight-complex="normal"/>
    </style:style>
    <style:style style:name="P155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rsid="0031de2a" officeooo:paragraph-rsid="003a39cc"/>
    </style:style>
    <style:style style:name="P156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rsid="00343330" officeooo:paragraph-rsid="0034333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30377d" style:font-weight-asian="normal" style:font-weight-complex="normal"/>
    </style:style>
    <style:style style:name="T4" style:family="text">
      <style:text-properties fo:language="en" fo:country="US" fo:font-weight="normal" officeooo:rsid="0031de2a" style:font-weight-asian="normal" style:font-weight-complex="normal"/>
    </style:style>
    <style:style style:name="T5" style:family="text">
      <style:text-properties fo:language="en" fo:country="US" fo:font-weight="normal" officeooo:rsid="00328a67" style:font-weight-asian="normal" style:font-weight-complex="normal"/>
    </style:style>
    <style:style style:name="T6" style:family="text">
      <style:text-properties fo:language="en" fo:country="US" fo:font-weight="normal" officeooo:rsid="006c4bfb" style:font-weight-asian="normal" style:font-weight-complex="normal"/>
    </style:style>
    <style:style style:name="T7" style:family="text">
      <style:text-properties fo:language="en" fo:country="US" fo:font-weight="normal" officeooo:rsid="003bbc36" style:font-weight-asian="normal" style:font-weight-complex="normal"/>
    </style:style>
    <style:style style:name="T8" style:family="text">
      <style:text-properties fo:language="en" fo:country="US" fo:font-weight="normal" officeooo:rsid="007d81e8" style:font-weight-asian="normal" style:font-weight-complex="normal"/>
    </style:style>
    <style:style style:name="T9" style:family="text">
      <style:text-properties fo:language="en" fo:country="US" fo:font-weight="normal" officeooo:rsid="009508be" style:font-weight-asian="normal" style:font-weight-complex="normal"/>
    </style:style>
    <style:style style:name="T10" style:family="text">
      <style:text-properties fo:language="en" fo:country="US" fo:font-weight="normal" officeooo:rsid="00ad62ab" style:font-weight-asian="normal" style:font-weight-complex="normal"/>
    </style:style>
    <style:style style:name="T11" style:family="text">
      <style:text-properties fo:language="en" fo:country="US" officeooo:rsid="003a39cc"/>
    </style:style>
    <style:style style:name="T12" style:family="text">
      <style:text-properties fo:language="en" fo:country="US" officeooo:rsid="003dd19e"/>
    </style:style>
    <style:style style:name="T13" style:family="text">
      <style:text-properties fo:language="en" fo:country="US" officeooo:rsid="0043404c"/>
    </style:style>
    <style:style style:name="T14" style:family="text">
      <style:text-properties fo:language="en" fo:country="US" officeooo:rsid="0048a597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officeooo:rsid="0048a597" style:font-style-asian="italic" style:font-style-complex="italic"/>
    </style:style>
    <style:style style:name="T17" style:family="text">
      <style:text-properties fo:language="en" fo:country="US" officeooo:rsid="004ab5d0"/>
    </style:style>
    <style:style style:name="T18" style:family="text">
      <style:text-properties fo:language="en" fo:country="US" officeooo:rsid="0051fc45"/>
    </style:style>
    <style:style style:name="T19" style:family="text">
      <style:text-properties fo:language="en" fo:country="US" officeooo:rsid="0053c59e"/>
    </style:style>
    <style:style style:name="T20" style:family="text">
      <style:text-properties fo:language="en" fo:country="US" officeooo:rsid="00269189" fo:background-color="#ffffff" loext:char-shading-value="0" style:font-weight-complex="normal"/>
    </style:style>
    <style:style style:name="T21" style:family="text">
      <style:text-properties fo:language="en" fo:country="US" officeooo:rsid="005ceae1"/>
    </style:style>
    <style:style style:name="T22" style:family="text">
      <style:text-properties fo:language="en" fo:country="US" officeooo:rsid="006660de"/>
    </style:style>
    <style:style style:name="T23" style:family="text">
      <style:text-properties fo:language="en" fo:country="US" officeooo:rsid="006c4bfb"/>
    </style:style>
    <style:style style:name="T24" style:family="text">
      <style:text-properties fo:language="en" fo:country="US" officeooo:rsid="006de06a"/>
    </style:style>
    <style:style style:name="T25" style:family="text">
      <style:text-properties fo:language="en" fo:country="US" officeooo:rsid="0071875a"/>
    </style:style>
    <style:style style:name="T26" style:family="text">
      <style:text-properties fo:language="en" fo:country="US" officeooo:rsid="007d81e8"/>
    </style:style>
    <style:style style:name="T27" style:family="text">
      <style:text-properties fo:language="en" fo:country="US" officeooo:rsid="00831acb"/>
    </style:style>
    <style:style style:name="T28" style:family="text">
      <style:text-properties fo:language="en" fo:country="US" officeooo:rsid="008c89d6"/>
    </style:style>
    <style:style style:name="T29" style:family="text">
      <style:text-properties fo:language="en" fo:country="US" officeooo:rsid="008d7ee9"/>
    </style:style>
    <style:style style:name="T30" style:family="text">
      <style:text-properties fo:language="en" fo:country="US" officeooo:rsid="00992495"/>
    </style:style>
    <style:style style:name="T31" style:family="text">
      <style:text-properties fo:language="en" fo:country="US" officeooo:rsid="009c4487"/>
    </style:style>
    <style:style style:name="T32" style:family="text">
      <style:text-properties fo:language="en" fo:country="US" officeooo:rsid="009e18d8"/>
    </style:style>
    <style:style style:name="T33" style:family="text">
      <style:text-properties fo:language="en" fo:country="US" officeooo:rsid="00a2579a"/>
    </style:style>
    <style:style style:name="T34" style:family="text">
      <style:text-properties fo:language="en" fo:country="US" officeooo:rsid="00b026f2"/>
    </style:style>
    <style:style style:name="T35" style:family="text">
      <style:text-properties fo:language="en" fo:country="US" officeooo:rsid="0054d090"/>
    </style:style>
    <style:style style:name="T36" style:family="text">
      <style:text-properties fo:language="ru" fo:country="RU"/>
    </style:style>
    <style:style style:name="T37" style:family="text">
      <style:text-properties fo:language="ru" fo:country="RU" fo:font-weight="normal" style:font-weight-asian="normal" style:font-weight-complex="normal"/>
    </style:style>
    <style:style style:name="T38" style:family="text">
      <style:text-properties fo:language="ru" fo:country="RU" fo:font-weight="normal" officeooo:rsid="001a37e9" style:font-weight-asian="normal" style:font-weight-complex="normal"/>
    </style:style>
    <style:style style:name="T39" style:family="text">
      <style:text-properties fo:language="ru" fo:country="RU" fo:font-weight="normal" officeooo:rsid="002e7846" style:font-weight-asian="normal" style:font-weight-complex="normal"/>
    </style:style>
    <style:style style:name="T40" style:family="text">
      <style:text-properties fo:language="ru" fo:country="RU" fo:font-weight="normal" officeooo:rsid="0030377d" style:font-weight-asian="normal" style:font-weight-complex="normal"/>
    </style:style>
    <style:style style:name="T41" style:family="text">
      <style:text-properties fo:language="ru" fo:country="RU" fo:font-weight="normal" officeooo:rsid="00328a67" style:font-weight-asian="normal" style:font-weight-complex="normal"/>
    </style:style>
    <style:style style:name="T42" style:family="text">
      <style:text-properties fo:language="ru" fo:country="RU" fo:font-weight="normal" officeooo:rsid="0031de2a" style:font-weight-asian="normal" style:font-weight-complex="normal"/>
    </style:style>
    <style:style style:name="T43" style:family="text">
      <style:text-properties fo:language="ru" fo:country="RU" fo:font-weight="normal" officeooo:rsid="003a39cc" style:font-weight-asian="normal" style:font-weight-complex="normal"/>
    </style:style>
    <style:style style:name="T44" style:family="text">
      <style:text-properties fo:language="ru" fo:country="RU" fo:font-weight="normal" officeooo:rsid="003bbc36" style:font-weight-asian="normal" style:font-weight-complex="normal"/>
    </style:style>
    <style:style style:name="T45" style:family="text">
      <style:text-properties fo:language="ru" fo:country="RU" fo:font-weight="normal" officeooo:rsid="003bec7e" style:font-weight-asian="normal" style:font-weight-complex="normal"/>
    </style:style>
    <style:style style:name="T46" style:family="text">
      <style:text-properties fo:language="ru" fo:country="RU" fo:font-weight="normal" officeooo:rsid="003fd049" style:font-weight-asian="normal" style:font-weight-complex="normal"/>
    </style:style>
    <style:style style:name="T47" style:family="text">
      <style:text-properties fo:language="ru" fo:country="RU" fo:font-weight="normal" officeooo:rsid="006abc09" style:font-weight-asian="normal" style:font-weight-complex="normal"/>
    </style:style>
    <style:style style:name="T48" style:family="text">
      <style:text-properties fo:language="ru" fo:country="RU" fo:font-weight="normal" officeooo:rsid="006c4bfb" style:font-weight-asian="normal" style:font-weight-complex="normal"/>
    </style:style>
    <style:style style:name="T49" style:family="text">
      <style:text-properties fo:language="ru" fo:country="RU" fo:font-weight="normal" officeooo:rsid="009508be" style:font-weight-asian="normal" style:font-weight-complex="normal"/>
    </style:style>
    <style:style style:name="T50" style:family="text">
      <style:text-properties fo:language="ru" fo:country="RU" officeooo:rsid="00354e9f"/>
    </style:style>
    <style:style style:name="T51" style:family="text">
      <style:text-properties fo:language="ru" fo:country="RU" officeooo:rsid="0040c835"/>
    </style:style>
    <style:style style:name="T52" style:family="text">
      <style:text-properties fo:language="ru" fo:country="RU" officeooo:rsid="0051fc45"/>
    </style:style>
    <style:style style:name="T53" style:family="text">
      <style:text-properties fo:language="ru" fo:country="RU" officeooo:rsid="0053c59e"/>
    </style:style>
    <style:style style:name="T54" style:family="text">
      <style:text-properties fo:language="ru" fo:country="RU" officeooo:rsid="0054d090"/>
    </style:style>
    <style:style style:name="T55" style:family="text">
      <style:text-properties fo:language="ru" fo:country="RU" officeooo:rsid="006c4bfb"/>
    </style:style>
    <style:style style:name="T56" style:family="text">
      <style:text-properties fo:language="ru" fo:country="RU" officeooo:rsid="006cbcdb"/>
    </style:style>
    <style:style style:name="T57" style:family="text">
      <style:text-properties fo:language="ru" fo:country="RU" officeooo:rsid="00743265"/>
    </style:style>
    <style:style style:name="T58" style:family="text">
      <style:text-properties fo:language="ru" fo:country="RU" officeooo:rsid="0084d47c"/>
    </style:style>
    <style:style style:name="T59" style:family="text">
      <style:text-properties fo:language="ru" fo:country="RU" officeooo:rsid="00856ad2"/>
    </style:style>
    <style:style style:name="T60" style:family="text">
      <style:text-properties fo:language="ru" fo:country="RU" officeooo:rsid="0093ec10"/>
    </style:style>
    <style:style style:name="T61" style:family="text">
      <style:text-properties fo:language="ru" fo:country="RU" officeooo:rsid="00992495"/>
    </style:style>
    <style:style style:name="T62" style:family="text">
      <style:text-properties officeooo:rsid="001158b8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06d20" style:font-weight-asian="normal" style:font-weight-complex="normal"/>
    </style:style>
    <style:style style:name="T65" style:family="text">
      <style:text-properties fo:font-weight="normal" officeooo:rsid="00429207" style:font-weight-asian="normal" style:font-weight-complex="normal"/>
    </style:style>
    <style:style style:name="T66" style:family="text">
      <style:text-properties fo:font-weight="normal" officeooo:rsid="0030377d" style:font-weight-asian="normal" style:font-weight-complex="normal"/>
    </style:style>
    <style:style style:name="T67" style:family="text">
      <style:text-properties fo:font-weight="normal" officeooo:rsid="003fd049" style:font-weight-asian="normal" style:font-weight-complex="normal"/>
    </style:style>
    <style:style style:name="T68" style:family="text">
      <style:text-properties fo:font-weight="normal" officeooo:rsid="007d81e8" style:font-weight-asian="normal" style:font-weight-complex="normal"/>
    </style:style>
    <style:style style:name="T69" style:family="text">
      <style:text-properties fo:font-weight="normal" officeooo:rsid="00ad62ab" style:font-weight-asian="normal" style:font-weight-complex="normal"/>
    </style:style>
    <style:style style:name="T70" style:family="text">
      <style:text-properties fo:font-weight="normal" officeooo:rsid="00b026f2" style:font-weight-asian="normal" style:font-weight-complex="normal"/>
    </style:style>
    <style:style style:name="T71" style:family="text">
      <style:text-properties fo:color="#0000ff" style:font-name="Courier New" fo:font-size="10pt" fo:font-weight="bold" fo:background-color="#ffffff" loext:char-shading-value="0" style:font-size-asian="10pt" style:font-weight-asian="bold"/>
    </style:style>
    <style:style style:name="T72" style:family="text">
      <style:text-properties fo:color="#0000ff" style:font-name="Courier New" fo:font-size="10pt" fo:font-style="normal" fo:font-weight="bold" fo:background-color="#ffffff" loext:char-shading-value="0" style:font-size-asian="10pt" style:font-style-asian="normal" style:font-weight-asian="bold"/>
    </style:style>
    <style:style style:name="T73" style:family="text">
      <style:text-properties fo:color="#0000ff" style:font-name="Courier New" fo:font-size="10pt" fo:font-style="normal" fo:font-weight="bold" officeooo:rsid="00590060" fo:background-color="#ffffff" loext:char-shading-value="0" style:font-size-asian="10pt" style:font-style-asian="normal" style:font-weight-asian="bold"/>
    </style:style>
    <style:style style:name="T74" style:family="text">
      <style:text-properties fo:color="#0000ff" style:font-name="Courier New" fo:font-size="10pt" fo:language="ru" fo:country="RU" fo:font-weight="bold" fo:background-color="#ffffff" loext:char-shading-value="0" style:font-size-asian="10pt" style:font-weight-asian="bold"/>
    </style:style>
    <style:style style:name="T75" style:family="text">
      <style:text-properties fo:color="#0000ff" style:font-name="Courier New" fo:font-size="10pt" fo:language="ru" fo:country="RU" fo:font-weight="bold" officeooo:rsid="00590060" fo:background-color="#ffffff" loext:char-shading-value="0" style:font-size-asian="10pt" style:font-weight-asian="bold"/>
    </style:style>
    <style:style style:name="T76" style:family="text">
      <style:text-properties fo:color="#0000ff" style:font-name="Courier New" fo:font-size="10pt" fo:language="ru" fo:country="RU" fo:font-weight="bold" officeooo:rsid="00501e24" fo:background-color="#ffffff" loext:char-shading-value="0" style:font-size-asian="10pt" style:font-weight-asian="bold"/>
    </style:style>
    <style:style style:name="T77" style:family="text">
      <style:text-properties fo:color="#0000ff" style:font-name="Courier New" fo:font-size="10pt" fo:language="ru" fo:country="RU" fo:font-style="normal" fo:font-weight="bold" fo:background-color="#ffffff" loext:char-shading-value="0" style:font-size-asian="10pt" style:font-style-asian="normal" style:font-weight-asian="bold"/>
    </style:style>
    <style:style style:name="T78" style:family="text">
      <style:text-properties fo:color="#0000ff" style:font-name="Courier New" fo:font-size="10pt" fo:language="en" fo:country="US" fo:font-weight="bold" fo:background-color="#ffffff" loext:char-shading-value="0" style:font-size-asian="10pt" style:font-weight-asian="bold"/>
    </style:style>
    <style:style style:name="T79" style:family="text">
      <style:text-properties fo:color="#0000ff" fo:font-weight="bold" fo:background-color="#ffffff" loext:char-shading-value="0" style:font-weight-asian="bold"/>
    </style:style>
    <style:style style:name="T80" style:family="text">
      <style:text-properties fo:color="#000000" style:font-name="Courier New" fo:font-size="10pt" fo:font-weight="normal" fo:background-color="#ffffff" loext:char-shading-value="0" style:font-size-asian="10pt" style:font-weight-asian="normal"/>
    </style:style>
    <style:style style:name="T81" style:family="text">
      <style:text-properties fo:color="#000000" style:font-name="Courier New" fo:font-size="10pt" fo:font-style="normal" fo:font-weight="normal" fo:background-color="#ffffff" loext:char-shading-value="0" style:font-size-asian="10pt" style:font-style-asian="normal" style:font-weight-asian="normal"/>
    </style:style>
    <style:style style:name="T82" style:family="text">
      <style:text-properties fo:color="#000000" style:font-name="Courier New" fo:font-size="10pt" fo:font-style="normal" fo:font-weight="normal" officeooo:rsid="00590060" fo:background-color="#ffffff" loext:char-shading-value="0" style:font-size-asian="10pt" style:font-style-asian="normal" style:font-weight-asian="normal"/>
    </style:style>
    <style:style style:name="T83" style:family="text">
      <style:text-properties fo:color="#000000" style:font-name="Courier New" fo:font-size="10pt" fo:background-color="#ffffff" loext:char-shading-value="0" style:font-size-asian="10pt"/>
    </style:style>
    <style:style style:name="T84" style:family="text">
      <style:text-properties fo:color="#000000" style:font-name="Courier New" fo:font-size="10pt" officeooo:rsid="0051fc45" fo:background-color="#ffffff" loext:char-shading-value="0" style:font-size-asian="10pt"/>
    </style:style>
    <style:style style:name="T85" style:family="text">
      <style:text-properties fo:color="#000000" style:font-name="Courier New" fo:font-size="10pt" fo:language="ru" fo:country="RU" fo:font-style="normal" fo:font-weight="normal" fo:background-color="#ffffff" loext:char-shading-value="0" style:font-size-asian="10pt" style:font-style-asian="normal" style:font-weight-asian="normal"/>
    </style:style>
    <style:style style:name="T86" style:family="text">
      <style:text-properties fo:color="#000000" style:font-name="Courier New" fo:font-size="10pt" fo:language="ru" fo:country="RU" fo:font-weight="normal" fo:background-color="#ffffff" loext:char-shading-value="0" style:font-size-asian="10pt" style:font-weight-asian="normal"/>
    </style:style>
    <style:style style:name="T87" style:family="text">
      <style:text-properties fo:color="#000000" style:font-name="Courier New" fo:font-size="10pt" fo:language="ru" fo:country="RU" fo:font-weight="normal" officeooo:rsid="00501e24" fo:background-color="#ffffff" loext:char-shading-value="0" style:font-size-asian="10pt" style:font-weight-asian="normal"/>
    </style:style>
    <style:style style:name="T88" style:family="text">
      <style:text-properties fo:color="#000000" style:font-name="Courier New" fo:font-size="10pt" fo:language="en" fo:country="US" fo:font-weight="normal" officeooo:rsid="00743265" fo:background-color="#ffffff" loext:char-shading-value="0" style:font-size-asian="10pt" style:font-weight-asian="normal"/>
    </style:style>
    <style:style style:name="T89" style:family="text">
      <style:text-properties fo:color="#000000" style:font-name="Courier New" fo:font-size="10pt" fo:language="en" fo:country="US" fo:font-style="normal" fo:font-weight="normal" officeooo:rsid="00799152" fo:background-color="#ffffff" loext:char-shading-value="0" style:font-size-asian="10pt" style:font-style-asian="normal" style:font-weight-asian="normal"/>
    </style:style>
    <style:style style:name="T90" style:family="text">
      <style:text-properties fo:color="#800000" style:font-name="Courier New" fo:font-size="10pt" fo:font-weight="bold" fo:background-color="#ffffff" loext:char-shading-value="0" style:font-size-asian="10pt" style:font-weight-asian="bold"/>
    </style:style>
    <style:style style:name="T91" style:family="text">
      <style:text-properties fo:color="#800000" style:font-name="Courier New" fo:font-size="10pt" fo:font-style="normal" fo:font-weight="bold" fo:background-color="#ffffff" loext:char-shading-value="0" style:font-size-asian="10pt" style:font-style-asian="normal" style:font-weight-asian="bold"/>
    </style:style>
    <style:style style:name="T92" style:family="text">
      <style:text-properties fo:color="#8000ff" style:font-name="Courier New" fo:font-size="10pt" fo:font-weight="bold" fo:background-color="#ffffff" loext:char-shading-value="0" style:font-size-asian="10pt" style:font-weight-asian="bold"/>
    </style:style>
    <style:style style:name="T93" style:family="text">
      <style:text-properties fo:color="#8000ff" style:font-name="Courier New" fo:font-size="10pt" fo:font-style="normal" fo:font-weight="bold" fo:background-color="#ffffff" loext:char-shading-value="0" style:font-size-asian="10pt" style:font-style-asian="normal" style:font-weight-asian="bold"/>
    </style:style>
    <style:style style:name="T94" style:family="text">
      <style:text-properties fo:color="#8000ff" style:font-name="Courier New" fo:font-size="10pt" fo:font-style="normal" fo:font-weight="bold" officeooo:rsid="00590060" fo:background-color="#ffffff" loext:char-shading-value="0" style:font-size-asian="10pt" style:font-style-asian="normal" style:font-weight-asian="bold"/>
    </style:style>
    <style:style style:name="T95" style:family="text">
      <style:text-properties fo:color="#8000ff" style:font-name="Courier New" fo:font-size="10pt" fo:language="en" fo:country="US" fo:font-weight="bold" fo:background-color="#ffffff" loext:char-shading-value="0" style:font-size-asian="10pt" style:font-weight-asian="bold"/>
    </style:style>
    <style:style style:name="T96" style:family="text">
      <style:text-properties fo:color="#8000ff" style:font-name="Courier New" fo:font-size="10pt" fo:language="ru" fo:country="RU" fo:font-weight="bold" fo:background-color="#ffffff" loext:char-shading-value="0" style:font-size-asian="10pt" style:font-weight-asian="bold"/>
    </style:style>
    <style:style style:name="T97" style:family="text">
      <style:text-properties fo:color="#8000ff" style:font-name="Courier New" fo:font-size="10pt" fo:font-weight="normal" fo:background-color="#ffffff" loext:char-shading-value="0" style:font-size-asian="10pt" style:font-weight-asian="normal"/>
    </style:style>
    <style:style style:name="T98" style:family="text">
      <style:text-properties fo:color="#ff8040" style:font-name="Courier New" fo:font-size="10pt" fo:font-style="normal" fo:font-weight="bold" fo:background-color="#ffffff" loext:char-shading-value="0" style:font-size-asian="10pt" style:font-style-asian="normal" style:font-weight-asian="bold"/>
    </style:style>
    <style:style style:name="T99" style:family="text">
      <style:text-properties fo:color="#ff8040" style:font-name="Courier New" fo:font-size="10pt" fo:font-style="normal" fo:font-weight="bold" officeooo:rsid="00590060" fo:background-color="#ffffff" loext:char-shading-value="0" style:font-size-asian="10pt" style:font-style-asian="normal" style:font-weight-asian="bold"/>
    </style:style>
    <style:style style:name="T100" style:family="text">
      <style:text-properties fo:color="#ff8040" style:font-name="Courier New" fo:font-size="10pt" fo:language="ru" fo:country="RU" fo:font-style="normal" fo:font-weight="bold" fo:background-color="#ffffff" loext:char-shading-value="0" style:font-size-asian="10pt" style:font-style-asian="normal" style:font-weight-asian="bold"/>
    </style:style>
    <style:style style:name="T101" style:family="text">
      <style:text-properties fo:color="#ff8040" style:font-name="Courier New" fo:font-size="10pt" fo:language="en" fo:country="US" fo:font-style="normal" fo:font-weight="bold" officeooo:rsid="00743265" fo:background-color="#ffffff" loext:char-shading-value="0" style:font-size-asian="10pt" style:font-style-asian="normal" style:font-weight-asian="bold"/>
    </style:style>
    <style:style style:name="T102" style:family="text">
      <style:text-properties fo:color="#ff8040" style:font-name="Courier New" fo:font-size="10pt" fo:language="en" fo:country="US" fo:font-style="normal" fo:font-weight="bold" officeooo:rsid="00799152" fo:background-color="#ffffff" loext:char-shading-value="0" style:font-size-asian="10pt" style:font-style-asian="normal" style:font-weight-asian="bold"/>
    </style:style>
    <style:style style:name="T103" style:family="text">
      <style:text-properties fo:color="#804040" style:font-name="Courier New" fo:font-size="10pt" fo:font-style="normal" fo:font-weight="bold" fo:background-color="#ffffff" loext:char-shading-value="0" style:font-size-asian="10pt" style:font-style-asian="normal" style:font-weight-asian="bold"/>
    </style:style>
    <style:style style:name="T104" style:family="text">
      <style:text-properties fo:color="#804040" style:font-name="Courier New" fo:font-size="10pt" fo:font-style="normal" fo:font-weight="bold" officeooo:rsid="0088f959" fo:background-color="#ffffff" loext:char-shading-value="0" style:font-size-asian="10pt" style:font-style-asian="normal" style:font-weight-asian="bold"/>
    </style:style>
    <style:style style:name="T105" style:family="text">
      <style:text-properties fo:color="#804040" style:font-name="Courier New" fo:font-size="10pt" fo:font-weight="bold" fo:background-color="#ffffff" loext:char-shading-value="0" style:font-size-asian="10pt" style:font-weight-asian="bold"/>
    </style:style>
    <style:style style:name="T106" style:family="text">
      <style:text-properties fo:color="#804040" style:font-name="Courier New" fo:font-size="10pt" fo:font-weight="bold" officeooo:rsid="0051fc45" fo:background-color="#ffffff" loext:char-shading-value="0" style:font-size-asian="10pt" style:font-weight-asian="bold"/>
    </style:style>
    <style:style style:name="T107" style:family="text">
      <style:text-properties fo:color="#804040" style:font-name="Courier New" fo:font-size="10pt" fo:language="ru" fo:country="RU" fo:font-weight="bold" fo:background-color="#ffffff" loext:char-shading-value="0" style:font-size-asian="10pt" style:font-weight-asian="bold"/>
    </style:style>
    <style:style style:name="T108" style:family="text">
      <style:text-properties fo:color="#804040" style:font-name="Courier New" fo:font-size="10pt" fo:language="ru" fo:country="RU" fo:font-style="normal" fo:font-weight="bold" fo:background-color="#ffffff" loext:char-shading-value="0" style:font-size-asian="10pt" style:font-style-asian="normal" style:font-weight-asian="bold"/>
    </style:style>
    <style:style style:name="T109" style:family="text">
      <style:text-properties fo:color="#804040" fo:font-weight="bold" fo:background-color="#ffffff" loext:char-shading-value="0" style:font-weight-asian="bold"/>
    </style:style>
    <style:style style:name="T110" style:family="text">
      <style:text-properties fo:color="#008040" style:font-name="Courier New" fo:font-size="10pt" fo:font-style="normal" fo:font-weight="normal" fo:background-color="#ffffff" loext:char-shading-value="0" style:font-size-asian="10pt" style:font-style-asian="normal" style:font-weight-asian="normal"/>
    </style:style>
    <style:style style:name="T111" style:family="text">
      <style:text-properties fo:color="#008040" style:font-name="Courier New" fo:font-size="10pt" fo:language="en" fo:country="US" fo:font-style="normal" fo:font-weight="normal" officeooo:rsid="00799152" fo:background-color="#ffffff" loext:char-shading-value="0" style:font-size-asian="10pt" style:font-style-asian="normal" style:font-weight-asian="normal"/>
    </style:style>
    <style:style style:name="T112" style:family="text">
      <style:text-properties fo:color="#008040" style:font-name="Courier New" fo:font-size="10pt" fo:language="ru" fo:country="RU" fo:font-style="normal" fo:font-weight="normal" officeooo:rsid="00799152" fo:background-color="#ffffff" loext:char-shading-value="0" style:font-size-asian="10pt" style:font-style-asian="normal" style:font-weight-asian="normal"/>
    </style:style>
    <style:style style:name="T113" style:family="text">
      <style:text-properties officeooo:rsid="0036e3b2"/>
    </style:style>
    <style:style style:name="T114" style:family="text">
      <style:text-properties officeooo:rsid="003a39cc"/>
    </style:style>
    <style:style style:name="T115" style:family="text">
      <style:text-properties officeooo:rsid="003bec7e"/>
    </style:style>
    <style:style style:name="T116" style:family="text">
      <style:text-properties officeooo:rsid="003dd19e"/>
    </style:style>
    <style:style style:name="T117" style:family="text">
      <style:text-properties officeooo:rsid="0043404c"/>
    </style:style>
    <style:style style:name="T118" style:family="text">
      <style:text-properties officeooo:rsid="00472591"/>
    </style:style>
    <style:style style:name="T119" style:family="text">
      <style:text-properties fo:color="#000080" style:font-name="Courier New" fo:font-size="10pt" fo:font-weight="bold" fo:background-color="#ffffff" loext:char-shading-value="0" style:font-size-asian="10pt" style:font-weight-asian="bold"/>
    </style:style>
    <style:style style:name="T120" style:family="text">
      <style:text-properties officeooo:rsid="0048a597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officeooo:rsid="0048a597" style:font-style-asian="italic" style:font-style-complex="italic"/>
    </style:style>
    <style:style style:name="T123" style:family="text">
      <style:text-properties officeooo:rsid="004ab5d0"/>
    </style:style>
    <style:style style:name="T124" style:family="text">
      <style:text-properties officeooo:rsid="0051fc45"/>
    </style:style>
    <style:style style:name="T125" style:family="text">
      <style:text-properties officeooo:rsid="0056afa6"/>
    </style:style>
    <style:style style:name="T126" style:family="text">
      <style:text-properties fo:color="#808080" style:font-name="Courier New" fo:font-size="10pt" fo:font-weight="normal" fo:background-color="#ffffff" loext:char-shading-value="0" style:font-size-asian="10pt" style:font-weight-asian="normal"/>
    </style:style>
    <style:style style:name="T127" style:family="text">
      <style:text-properties fo:color="#808080" style:font-name="Courier New" fo:font-size="10pt" fo:font-style="normal" fo:font-weight="normal" fo:background-color="#ffffff" loext:char-shading-value="0" style:font-size-asian="10pt" style:font-style-asian="normal" style:font-weight-asian="normal"/>
    </style:style>
    <style:style style:name="T128" style:family="text">
      <style:text-properties fo:background-color="#ffffff" loext:char-shading-value="0"/>
    </style:style>
    <style:style style:name="T129" style:family="text">
      <style:text-properties officeooo:rsid="005ceae1"/>
    </style:style>
    <style:style style:name="T130" style:family="text">
      <style:text-properties officeooo:rsid="006660de"/>
    </style:style>
    <style:style style:name="T131" style:family="text">
      <style:text-properties officeooo:rsid="006abc09"/>
    </style:style>
    <style:style style:name="T132" style:family="text">
      <style:text-properties officeooo:rsid="006c4bfb"/>
    </style:style>
    <style:style style:name="T133" style:family="text">
      <style:text-properties officeooo:rsid="006c9314"/>
    </style:style>
    <style:style style:name="T134" style:family="text">
      <style:text-properties officeooo:rsid="006de06a"/>
    </style:style>
    <style:style style:name="T135" style:family="text">
      <style:text-properties officeooo:rsid="0071875a"/>
    </style:style>
    <style:style style:name="T136" style:family="text">
      <style:text-properties style:use-window-font-color="true" style:font-name="Courier New" fo:font-size="10pt" fo:font-style="normal" fo:font-weight="normal" fo:background-color="#ffffff" loext:char-shading-value="0" style:font-size-asian="10pt" style:font-style-asian="normal" style:font-weight-asian="normal"/>
    </style:style>
    <style:style style:name="T137" style:family="text">
      <style:text-properties fo:color="#804000" style:font-name="Courier New" fo:font-size="10pt" fo:font-weight="normal" fo:background-color="#ffffff" loext:char-shading-value="0" style:font-size-asian="10pt" style:font-weight-asian="normal"/>
    </style:style>
    <style:style style:name="T138" style:family="text">
      <style:text-properties fo:color="#008000" style:font-name="Courier New" fo:font-size="10pt" fo:font-weight="normal" fo:background-color="#ffffff" loext:char-shading-value="0" style:font-size-asian="10pt" style:font-weight-asian="normal"/>
    </style:style>
    <style:style style:name="T139" style:family="text">
      <style:text-properties officeooo:rsid="00791d4d"/>
    </style:style>
    <style:style style:name="T140" style:family="text">
      <style:text-properties officeooo:rsid="007d81e8"/>
    </style:style>
    <style:style style:name="T141" style:family="text">
      <style:text-properties officeooo:rsid="00831acb"/>
    </style:style>
    <style:style style:name="T142" style:family="text">
      <style:text-properties officeooo:rsid="00882511"/>
    </style:style>
    <style:style style:name="T143" style:family="text">
      <style:text-properties officeooo:rsid="008a1132"/>
    </style:style>
    <style:style style:name="T144" style:family="text">
      <style:text-properties officeooo:rsid="008c89d6"/>
    </style:style>
    <style:style style:name="T145" style:family="text">
      <style:text-properties officeooo:rsid="008d7ee9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officeooo:rsid="009c4487"/>
    </style:style>
    <style:style style:name="T148" style:family="text">
      <style:text-properties officeooo:rsid="009e18d8"/>
    </style:style>
    <style:style style:name="T149" style:family="text">
      <style:text-properties officeooo:rsid="009ed0f8"/>
    </style:style>
    <style:style style:name="T150" style:family="text">
      <style:text-properties officeooo:rsid="00a09b87"/>
    </style:style>
    <style:style style:name="T151" style:family="text">
      <style:text-properties officeooo:rsid="00a7df41"/>
    </style:style>
    <style:style style:name="T152" style:family="text">
      <style:text-properties officeooo:rsid="00abd24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836cm" fo:margin-left="2.6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">S<text:span text:style-name="T62">todin</text:span> DSL</text:p>
      <text:p text:style-name="P4"/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32"><text:a xlink:type="simple" xlink:href="#__RefHeading___Toc8882_4131318061" text:style-name="Index_20_Link" text:visited-style-name="Index_20_Link"><text:s/>1. Пример кода.<text:tab/>1</text:a></text:p>
          <text:p text:style-name="P132"><text:a xlink:type="simple" xlink:href="#__RefHeading___Toc8884_4131318061" text:style-name="Index_20_Link" text:visited-style-name="Index_20_Link"><text:s/>2. Особенности Stodin DSL.<text:tab/>2</text:a></text:p>
          <text:p text:style-name="P132"><text:a xlink:type="simple" xlink:href="#__RefHeading___Toc1561_3244646090" text:style-name="Index_20_Link" text:visited-style-name="Index_20_Link"><text:s/>3. Особенности синтаксиса и семантики.<text:tab/>4</text:a></text:p>
          <text:p text:style-name="P132"><text:a xlink:type="simple" xlink:href="#__RefHeading___Toc1788_3244646090" text:style-name="Index_20_Link" text:visited-style-name="Index_20_Link"><text:s/>4. Переменные и стандартные типы.<text:tab/>5</text:a></text:p>
          <text:p text:style-name="P132"><text:a xlink:type="simple" xlink:href="#__RefHeading___Toc1790_3244646090" text:style-name="Index_20_Link" text:visited-style-name="Index_20_Link"><text:s/>5. Функции.<text:tab/>7</text:a></text:p>
          <text:p text:style-name="P132"><text:a xlink:type="simple" xlink:href="#__RefHeading___Toc1792_3244646090" text:style-name="Index_20_Link" text:visited-style-name="Index_20_Link"><text:s/>6. Операторы ветвления.<text:tab/>8</text:a></text:p>
          <text:p text:style-name="P132"><text:a xlink:type="simple" xlink:href="#__RefHeading___Toc1794_3244646090" text:style-name="Index_20_Link" text:visited-style-name="Index_20_Link"><text:s/>7. Циклы.<text:tab/>8</text:a></text:p>
          <text:p text:style-name="P132"><text:a xlink:type="simple" xlink:href="#__RefHeading___Toc1796_3244646090" text:style-name="Index_20_Link" text:visited-style-name="Index_20_Link"><text:s/>8. Константы и перечисления (enum).<text:tab/>9</text:a></text:p>
          <text:p text:style-name="P132"><text:a xlink:type="simple" xlink:href="#__RefHeading___Toc6738_2510804442" text:style-name="Index_20_Link" text:visited-style-name="Index_20_Link"><text:s/>9. Структуры<text:tab/>10</text:a></text:p>
          <text:p text:style-name="P132"><text:a xlink:type="simple" xlink:href="#__RefHeading___Toc1798_3244646090" text:style-name="Index_20_Link" text:visited-style-name="Index_20_Link"><text:s/>10. Стандартные контейнеры.<text:tab/>10</text:a></text:p>
          <text:p text:style-name="P132"><text:a xlink:type="simple" xlink:href="#__RefHeading___Toc6740_2510804442" text:style-name="Index_20_Link" text:visited-style-name="Index_20_Link"><text:s/>11. Исключения и утверждения.<text:tab/>12</text:a></text:p>
          <text:p text:style-name="P132"><text:a xlink:type="simple" xlink:href="#__RefHeading___Toc1800_3244646090" text:style-name="Index_20_Link" text:visited-style-name="Index_20_Link"><text:s/>12. Модули.<text:tab/>13</text:a></text:p>
          <text:p text:style-name="P132"><text:a xlink:type="simple" xlink:href="#__RefHeading___Toc1802_3244646090" text:style-name="Index_20_Link" text:visited-style-name="Index_20_Link"><text:s/>13. Особенности работы компилятора (транслятора).<text:tab/>15</text:a></text:p>
          <text:p text:style-name="P132"><text:a xlink:type="simple" xlink:href="#__RefHeading___Toc1804_3244646090" text:style-name="Index_20_Link" text:visited-style-name="Index_20_Link"><text:s/>14. Стандартная библиотека.<text:tab/>16</text:a></text:p>
          <text:p text:style-name="P132"><text:a xlink:type="simple" xlink:href="#__RefHeading___Toc3224_1754793929" text:style-name="Index_20_Link" text:visited-style-name="Index_20_Link"><text:s/>15. Развитие.<text:tab/>17</text:a></text:p>
        </text:index-body>
      </text:table-of-content>
      <text:p text:style-name="P1"/>
      <text:h text:style-name="P140" text:outline-level="1"><text:bookmark-start text:name="__RefHeading___Toc8882_4131318061"/>Пример кода.<text:bookmark-end text:name="__RefHeading___Toc8882_4131318061"/></text:h>
      <text:p text:style-name="P124">В данной главе приводится код математического тренажёра, <text:span text:style-name="T114">написанный на языке </text:span><text:span text:style-name="T11">Stodin DSL,</text:span> <text:span text:style-name="T113">для демонстрации синтаксиса</text:span>. </text:p>
      <text:p text:style-name="P123"/>
      <text:p text:style-name="P128"><text:span text:style-name="T72">import</text:span><text:span text:style-name="T83"> random</text:span></text:p>
      <text:p text:style-name="P48"><text:span text:style-name="T71">import</text:span><text:span text:style-name="T80"> time</text:span></text:p>
      <text:p text:style-name="P51"/>
      <text:p text:style-name="P48"><text:span text:style-name="T71">def</text:span><text:span text:style-name="T80"> get_multi_question</text:span></text:p>
      <text:p text:style-name="P48"><text:span text:style-name="T80"><text:s text:c="4"/></text:span><text:span text:style-name="T90">mref</text:span><text:span text:style-name="T80"> a:int b:int answer:int </text:span></text:p>
      <text:p text:style-name="P48"><text:span text:style-name="T80"><text:s text:c="4"/></text:span><text:span text:style-name="T92">*</text:span><text:span text:style-name="T80">v </text:span><text:span text:style-name="T98">@array|int</text:span></text:p>
      <text:p text:style-name="P48"><text:span text:style-name="T81"><text:s text:c="4"/></text:span><text:span text:style-name="T72">for</text:span><text:span text:style-name="T81"> a </text:span><text:span text:style-name="T72">in</text:span><text:span text:style-name="T81"> 12; 99; 1</text:span></text:p>
      <text:p text:style-name="P48"><text:span text:style-name="T81"><text:s text:c="8"/></text:span><text:span text:style-name="T93">*</text:span><text:span text:style-name="T81">c </text:span><text:span text:style-name="T98">@int</text:span><text:span text:style-name="T81"> a % </text:span><text:span text:style-name="T103">10</text:span></text:p>
      <text:p text:style-name="P48"><text:span text:style-name="T81"><text:s text:c="8"/></text:span><text:span text:style-name="T72">if</text:span><text:span text:style-name="T81"> != c </text:span><text:span text:style-name="T103">0</text:span></text:p>
      <text:p text:style-name="P48"><text:span text:style-name="T81"><text:s text:c="12"/>v </text:span><text:span text:style-name="T98">@add</text:span><text:span text:style-name="T81"> a</text:span></text:p>
      <text:p text:style-name="P48"><text:span text:style-name="T81"><text:s text:c="4"/>a </text:span><text:span text:style-name="T98">@random:choice</text:span><text:span text:style-name="T81"> v</text:span></text:p>
      <text:p text:style-name="P48"><text:span text:style-name="T81"><text:s text:c="4"/>b </text:span><text:span text:style-name="T98">@random:randint</text:span><text:span text:style-name="T81"> </text:span><text:span text:style-name="T103">3</text:span><text:span text:style-name="T81"> </text:span><text:span text:style-name="T103">9</text:span></text:p>
      <text:p text:style-name="P48"><text:span text:style-name="T81"><text:s text:c="4"/>answer = a </text:span><text:span text:style-name="T93">*</text:span><text:span text:style-name="T81"> b</text:span></text:p>
      <text:p text:style-name="P52"/>
      <text:p text:style-name="P48"><text:span text:style-name="T72">def</text:span><text:span text:style-name="T81"> math_round</text:span></text:p>
      <text:p text:style-name="P48"><text:span text:style-name="T81"><text:s text:c="4"/></text:span><text:span text:style-name="T91">mref</text:span><text:span text:style-name="T81"> res:bool</text:span></text:p>
      <text:p text:style-name="P48"><text:span text:style-name="T81"><text:s text:c="4"/></text:span><text:span text:style-name="T93">*</text:span><text:span text:style-name="T81">tAllStart </text:span><text:span text:style-name="T98">@int</text:span><text:span text:style-name="T81"> </text:span><text:span text:style-name="T98">@time:time</text:span></text:p>
      <text:p text:style-name="P48"><text:span text:style-name="T81"><text:s text:c="4"/></text:span><text:span text:style-name="T93">*</text:span><text:span text:style-name="T81">counter </text:span><text:span text:style-name="T98">@int</text:span><text:span text:style-name="T81"> </text:span><text:span text:style-name="T103">0</text:span></text:p>
      <text:p text:style-name="P48"><text:span text:style-name="T81"><text:s text:c="4"/></text:span><text:span text:style-name="T72">for</text:span></text:p>
      <text:p text:style-name="P48"><text:soft-page-break/><text:span text:style-name="T81"><text:s text:c="8"/></text:span><text:span text:style-name="T93">*</text:span><text:span text:style-name="T81">tStart </text:span><text:span text:style-name="T98">@int</text:span><text:span text:style-name="T81"> </text:span><text:span text:style-name="T98">@time:time</text:span></text:p>
      <text:p text:style-name="P48"><text:span text:style-name="T81"><text:s text:c="8"/></text:span><text:span text:style-name="T93">*</text:span><text:span text:style-name="T81">a; </text:span><text:span text:style-name="T93">*</text:span><text:span text:style-name="T81">b; </text:span><text:span text:style-name="T93">*</text:span><text:span text:style-name="T81">answer </text:span><text:span text:style-name="T98">@int</text:span><text:span text:style-name="T81"> </text:span><text:span text:style-name="T103">0</text:span></text:p>
      <text:p text:style-name="P48"><text:span text:style-name="T81"><text:s text:c="8"/>a b answer </text:span><text:span text:style-name="T98">@get_multi_question</text:span></text:p>
      <text:p text:style-name="P48"><text:span text:style-name="T81"><text:s text:c="8"/></text:span><text:span text:style-name="T93">*</text:span><text:span text:style-name="T81">strAnswer </text:span><text:span text:style-name="T98">@string</text:span><text:span text:style-name="T81"> </text:span><text:span text:style-name="T98">@to_string</text:span><text:span text:style-name="T81"> answer</text:span></text:p>
      <text:p text:style-name="P48"><text:span text:style-name="T81"><text:s text:c="8"/></text:span><text:span text:style-name="T98">@print</text:span><text:span text:style-name="T93">*</text:span><text:span text:style-name="T81"> a </text:span><text:span text:style-name="T110">" * "</text:span><text:span text:style-name="T81"> b </text:span><text:span text:style-name="T110">"\n"</text:span></text:p>
      <text:p text:style-name="P48"><text:span text:style-name="T81"><text:s text:c="8"/></text:span><text:span text:style-name="T93">*</text:span><text:span text:style-name="T81">strRes </text:span><text:span text:style-name="T98">@string</text:span><text:span text:style-name="T81"> </text:span><text:span text:style-name="T98">@getline</text:span></text:p>
      <text:p text:style-name="P48"><text:span text:style-name="T81"><text:s text:c="8"/></text:span><text:span text:style-name="T72">if</text:span><text:span text:style-name="T81"> strRes </text:span><text:span text:style-name="T110">"q"</text:span></text:p>
      <text:p text:style-name="P52"><text:s text:c="12"/>res = false</text:p>
      <text:p text:style-name="P48"><text:span text:style-name="T81"><text:s text:c="12"/></text:span><text:span text:style-name="T72">return</text:span></text:p>
      <text:p text:style-name="P48"><text:span text:style-name="T81"><text:s text:c="8"/></text:span><text:span text:style-name="T72">if</text:span><text:span text:style-name="T81"> strRes strAnswer</text:span></text:p>
      <text:p text:style-name="P48"><text:span text:style-name="T81"><text:s text:c="12"/></text:span><text:span text:style-name="T98">@print</text:span><text:span text:style-name="T81"> </text:span><text:span text:style-name="T110">"True\n"</text:span></text:p>
      <text:p text:style-name="P48"><text:span text:style-name="T81"><text:s text:c="12"/>counter </text:span><text:span text:style-name="T93">+</text:span><text:span text:style-name="T81"> </text:span><text:span text:style-name="T103">1</text:span></text:p>
      <text:p text:style-name="P48"><text:span text:style-name="T81"><text:s text:c="8"/></text:span><text:span text:style-name="T72">else</text:span></text:p>
      <text:p text:style-name="P48"><text:span text:style-name="T81"><text:s text:c="12"/></text:span><text:span text:style-name="T98">@print</text:span><text:span text:style-name="T93">*</text:span><text:span text:style-name="T81"> </text:span><text:span text:style-name="T110">"False! Correct answer is: "</text:span><text:span text:style-name="T81"> answer </text:span><text:span text:style-name="T110">"\n"</text:span></text:p>
      <text:p text:style-name="P48"><text:span text:style-name="T81"><text:s text:c="8"/></text:span><text:span text:style-name="T93">*</text:span><text:span text:style-name="T81">tEnd </text:span><text:span text:style-name="T98">@int</text:span><text:span text:style-name="T81"> </text:span><text:span text:style-name="T98">@time:time</text:span><text:span text:style-name="T81"> </text:span><text:span text:style-name="T93">-</text:span><text:span text:style-name="T81"> tStart</text:span></text:p>
      <text:p text:style-name="P48"><text:span text:style-name="T81"><text:s text:c="8"/></text:span><text:span text:style-name="T98">@print</text:span><text:span text:style-name="T93">*</text:span><text:span text:style-name="T81"> </text:span><text:span text:style-name="T110">"t = "</text:span><text:span text:style-name="T81"> tEnd </text:span><text:span text:style-name="T110">"\n"</text:span></text:p>
      <text:p text:style-name="P48"><text:span text:style-name="T81"><text:s text:c="8"/></text:span><text:span text:style-name="T72">if</text:span><text:span text:style-name="T81"> counter </text:span><text:span text:style-name="T103">6</text:span></text:p>
      <text:p text:style-name="P48"><text:span text:style-name="T81"><text:s text:c="12"/></text:span><text:span text:style-name="T72">break</text:span></text:p>
      <text:p text:style-name="P48"><text:span text:style-name="T81"><text:s text:c="4"/></text:span><text:span text:style-name="T93">*</text:span><text:span text:style-name="T81">tAllEnd </text:span><text:span text:style-name="T98">@int</text:span><text:span text:style-name="T81"> </text:span><text:span text:style-name="T98">@time:time</text:span><text:span text:style-name="T81"> </text:span><text:span text:style-name="T93">-</text:span><text:span text:style-name="T81"> tAllStart</text:span></text:p>
      <text:p text:style-name="P48"><text:span text:style-name="T81"><text:s text:c="4"/></text:span><text:span text:style-name="T93">*</text:span><text:span text:style-name="T81">speed </text:span><text:span text:style-name="T98">@double</text:span><text:span text:style-name="T81"> tAllEnd</text:span><text:span text:style-name="T93">$</text:span><text:span text:style-name="T81">double </text:span><text:span text:style-name="T93">/</text:span><text:span text:style-name="T81"> counter</text:span></text:p>
      <text:p text:style-name="P48"><text:span text:style-name="T81"><text:s text:c="4"/></text:span><text:span text:style-name="T98">@print</text:span><text:span text:style-name="T93">*</text:span><text:span text:style-name="T81"> </text:span><text:span text:style-name="T110">"speed: "</text:span><text:span text:style-name="T81"> speed </text:span><text:span text:style-name="T110">"\nEnter to proceed or q to quit: \n"</text:span></text:p>
      <text:p text:style-name="P48"><text:span text:style-name="T81"><text:s text:c="4"/></text:span><text:span text:style-name="T93">*</text:span><text:span text:style-name="T81">key </text:span><text:span text:style-name="T98">@string</text:span><text:span text:style-name="T81"> </text:span><text:span text:style-name="T98">@getline</text:span></text:p>
      <text:p text:style-name="P48"><text:span text:style-name="T81"><text:s text:c="4"/>res != key </text:span><text:span text:style-name="T110">"q"</text:span></text:p>
      <text:p text:style-name="P52"/>
      <text:p text:style-name="P48"><text:span text:style-name="T72">def</text:span><text:span text:style-name="T81"> main</text:span></text:p>
      <text:p text:style-name="P48"><text:span text:style-name="T81"><text:s text:c="4"/></text:span><text:span text:style-name="T98">@print</text:span><text:span text:style-name="T81"> </text:span><text:span text:style-name="T110">"\nInput an answer or q to quit: \n"</text:span></text:p>
      <text:p text:style-name="P48"><text:span text:style-name="T81"><text:s text:c="4"/></text:span><text:span text:style-name="T72">for</text:span><text:span text:style-name="T81"> </text:span><text:span text:style-name="T93">*</text:span><text:span text:style-name="T81">b </text:span><text:span text:style-name="T98">@bool</text:span><text:span text:style-name="T81"> </text:span><text:span text:style-name="T72">in</text:span><text:span text:style-name="T81"> b </text:span><text:span text:style-name="T98">@math_round</text:span></text:p>
      <text:p text:style-name="P129"><text:span text:style-name="T20"><text:s text:c="8"/></text:span><text:span text:style-name="T79">for</text:span><text:span text:style-name="T128"> </text:span><text:span text:style-name="T109">0</text:span></text:p>
      <text:p text:style-name="P126"/>
      <text:p text:style-name="P122">Информация для сборки этого и других примеров приведена в главе 1<text:span text:style-name="T34">3</text:span> (особенности работы компилятора). </text:p>
      <text:h text:style-name="P137" text:outline-level="1"><text:bookmark-start text:name="__RefHeading___Toc8884_4131318061"/><text:span text:style-name="T55">Особенности </text:span><text:span text:style-name="T23">Stodin DSL</text:span>.<text:bookmark-end text:name="__RefHeading___Toc8884_4131318061"/></text:h>
      <text:p text:style-name="P125">Stodin DSL <text:span text:style-name="T132">имеет следующие особенности:</text:span></text:p>
      <text:p text:style-name="P130"/>
      <text:list xml:id="list1089871948" text:style-name="L1">
        <text:list-item>
          <text:p text:style-name="P141"><text:span text:style-name="T39">Я</text:span><text:span text:style-name="T38">зык </text:span><text:span text:style-name="T48">простой и лаконичный</text:span><text:span text:style-name="T38">. </text:span><text:span text:style-name="T39">При этом разбор кода прос</text:span><text:span text:style-name="T48">т</text:span><text:span text:style-name="T39"> как для человека, так и для </text:span><text:span text:style-name="T48">программных анализаторов</text:span><text:span text:style-name="T39">.</text:span></text:p>
        </text:list-item>
        <text:list-item>
          <text:p text:style-name="P145"><text:span text:style-name="T39">Я</text:span><text:span text:style-name="T38">зык </text:span><text:span text:style-name="T37">статически </text:span><text:span text:style-name="T39">типизированны</text:span><text:span text:style-name="T48">й</text:span><text:span text:style-name="T39">.</text:span></text:p>
        </text:list-item>
        <text:list-item>
          <text:p text:style-name="P146"><text:span text:style-name="T37">Позволяет включать </text:span><text:span text:style-name="T40">и отключать</text:span><text:span text:style-name="T37"> дополнительные возможности </text:span><text:span text:style-name="T40">для</text:span><text:span text:style-name="T37"> отладки и повышения надёжности: </text:span><text:span text:style-name="T40">подробн</text:span><text:span text:style-name="T46">ый</text:span><text:span text:style-name="T40"> </text:span><text:span text:style-name="T46">вывод</text:span><text:span text:style-name="T40"> исключений (</text:span><text:span text:style-name="T3">stack trace</text:span><text:span text:style-name="T40">), </text:span><text:soft-page-break/><text:span text:style-name="T40">детектирование переполнения переменных (целочисленных и с плавающей запятой), </text:span><text:span text:style-name="T43">детектирование </text:span><text:span text:style-name="T40">деления на ноль и т. д.</text:span></text:p>
        </text:list-item>
        <text:list-item>
          <text:p text:style-name="P148"><text:span text:style-name="T48">Стандартная</text:span><text:span text:style-name="T37"> библиотек</text:span><text:span text:style-name="T48">а</text:span><text:span text:style-name="T37"> </text:span><text:span text:style-name="T48">разрабатывается с использованием в качестве образцов библиотеки </text:span><text:span text:style-name="T2">Python </text:span><text:span text:style-name="T37">или </text:span><text:span text:style-name="T2">C#.</text:span></text:p>
        </text:list-item>
        <text:list-item>
          <text:p text:style-name="P147"><text:span text:style-name="T38">Stodin DSL </text:span><text:span text:style-name="T48">создаётся как инструмент ускорения разработки программ на </text:span><text:span text:style-name="T6">C++. </text:span><text:span text:style-name="T48">Поэтому он</text:span><text:span text:style-name="T37"> взаимодействует с кодом </text:span><text:span text:style-name="T2">C++: </text:span><text:span text:style-name="T37">транслируется в него, использует его исполнимые файлы, использует конструкции, которые сам не может создать по причине простоты и лаконичности.</text:span></text:p>
        </text:list-item>
      </text:list>
      <text:p text:style-name="P130"/>
      <text:p text:style-name="P127"><text:span text:style-name="T130">Хотя </text:span><text:span text:style-name="T22">Stodin </text:span><text:span text:style-name="T130">во многих случаях может заменить язык общего назначения, он ближе к</text:span> предметно-ориентированным <text:span text:style-name="T130">языкам</text:span> (<text:span text:style-name="T1">DSL</text:span>) <text:span text:style-name="T139">по следующим причинам</text:span>:</text:p>
      <text:p text:style-name="P131"/>
      <text:list xml:id="list2557306615" text:style-name="L2">
        <text:list-item>
          <text:p text:style-name="P142"><text:span text:style-name="T44">Используются особенности, применяемые в </text:span><text:span text:style-name="T7">DSL</text:span><text:span text:style-name="T44">: цепочечный синтаксис, отсутствие выделяемых скобками блоков кода, трансляция в другой язык программирования. </text:span></text:p>
        </text:list-item>
        <text:list-item>
          <text:p text:style-name="P149"><text:span text:style-name="T12">Stodin </text:span><text:span text:style-name="T116">имеет ряд</text:span> ограничений, <text:span text:style-name="T115">введённых для простоты, лаконичности и снижения вероятности частого изменения синтаксиса</text:span>:</text:p>
          <text:list>
            <text:list-item>
              <text:p text:style-name="P143"><text:span text:style-name="T39">Я</text:span><text:span text:style-name="T42">зык не имеет системы приоритетов.</text:span></text:p>
            </text:list-item>
            <text:list-item>
              <text:p text:style-name="P155"><text:span text:style-name="T41">Язык полностью свободен от скобок: круглых, квадратных, фигурных, угловых, а также от слов их заменяющих (</text:span><text:span text:style-name="T5">begin, end</text:span><text:span text:style-name="T41">). </text:span></text:p>
            </text:list-item>
            <text:list-item>
              <text:p text:style-name="P144"><text:span text:style-name="T41">У </text:span><text:span text:style-name="T4">Stodin DSL </text:span><text:span text:style-name="T41">нет возможностей метапрограммирования. </text:span><text:span text:style-name="T44">В том числе </text:span><text:span text:style-name="T45">нет</text:span><text:span text:style-name="T41"> возможности разработки шаблонов в </text:span><text:span text:style-name="T45">стиле</text:span><text:span text:style-name="T41"> </text:span><text:span text:style-name="T5">C++, </text:span><text:span text:style-name="T45">хотя доступна настройка типа</text:span><text:span text:style-name="T41"> шаблон</text:span><text:span text:style-name="T43">ов</text:span><text:span text:style-name="T41"> из библиотек.</text:span></text:p>
            </text:list-item>
            <text:list-item>
              <text:p text:style-name="P150">Нет возможностей для функционального программирования.</text:p>
            </text:list-item>
            <text:list-item>
              <text:p text:style-name="P150">Нет возможности создавать полноценные собственные классы с наследованием, инкапсуляцией и полиморфизмом, хотя можно использовать классы из библиотек.</text:p>
            </text:list-item>
            <text:list-item>
              <text:p text:style-name="P156"><text:span text:style-name="T37">Нет специального </text:span><text:span text:style-name="T2">unsafe </text:span><text:span text:style-name="T37">режима. Вместо этого используется </text:span><text:span text:style-name="T47">подключение файлов с кодом на языке</text:span><text:span text:style-name="T37"> </text:span><text:span text:style-name="T2">C++.</text:span></text:p>
            </text:list-item>
            <text:list-item>
              <text:p text:style-name="P151">Не требует управления памятью. Забота о выделении и освобождении памяти передаётся в библиотеки.</text:p>
            </text:list-item>
          </text:list>
        </text:list-item>
      </text:list>
      <text:list xml:id="list647238380" text:style-name="L3">
        <text:list-header>
          <text:p text:style-name="P152"/>
        </text:list-header>
      </text:list>
      <text:p text:style-name="P6">Ограничения <text:span text:style-name="T1">Stodin</text:span> позволили ему приблизиться по лаконичности к языку <text:span text:style-name="T1">Python, </text:span>несмотря на наличие статической типизации. Если на относительно маленьких программах <text:span text:style-name="T117">код</text:span> <text:span text:style-name="T1">Stodin </text:span>по символам <text:span text:style-name="T117">больше</text:span> <text:span text:style-name="T117">кода</text:span> <text:span text:style-name="T1">Python </text:span><text:span text:style-name="T117">(</text:span>примерно в 1,5 раза<text:span text:style-name="T117">)</text:span><text:span text:style-name="T1">, </text:span>то на средних и крупных может <text:soft-page-break/>сравняться и даже <text:s/><text:span text:style-name="T117">стать меньше. </text:span><text:span text:style-name="T13">Python </text:span><text:span text:style-name="T117">достигает лаконичности за счёт хитроумных конструкций, которые очень сложно равномерно распределить по всему коду. </text:span><text:span text:style-name="T13">Stodin </text:span><text:span text:style-name="T117">же просто экономит на скобках и использует цепочечный синтаксис, в результате чего достигается соизмеримая лаконичность без дополнительных трудозатрат.</text:span></text:p>
      <text:h text:style-name="P137" text:outline-level="1"><text:bookmark-start text:name="__RefHeading___Toc1561_3244646090"/><text:span text:style-name="T50">Особенности</text:span><text:span text:style-name="T36"> синтаксиса </text:span><text:span text:style-name="T51">и семантики</text:span><text:span text:style-name="T36">.</text:span><text:bookmark-end text:name="__RefHeading___Toc1561_3244646090"/></text:h>
      <text:p text:style-name="P10"><text:span text:style-name="T64">Е</text:span><text:span text:style-name="T63">сли бегло ознакомиться с примером из главы </text:span><text:span text:style-name="T70">1</text:span><text:span text:style-name="T2">, </text:span><text:span text:style-name="T63">то можно предположить, что синтаксис </text:span><text:span text:style-name="T2">Stodin </text:span><text:span text:style-name="T63">близок к синтаксису </text:span><text:span text:style-name="T2">Python. </text:span><text:span text:style-name="T63">На самом же деле общим у этих языков является только система с отступами </text:span><text:span text:style-name="T69">(в </text:span><text:span text:style-name="T10">Stodin </text:span><text:span text:style-name="T69">отступ всегда 4 пробела</text:span><text:span text:style-name="T10">, </text:span><text:span text:style-name="T69">в отличии от </text:span><text:span text:style-name="T10">Python</text:span><text:span text:style-name="T69">)</text:span><text:span text:style-name="T63">, а также некоторые ключевые слова. Основные отличия от большинства современных языков </text:span><text:span text:style-name="T65">(кроме тех, что упомянуты в главе 1) </text:span><text:span text:style-name="T63">заключаются в следующем:</text:span></text:p>
      <text:p text:style-name="P5"/>
      <text:list xml:id="list3170437823" text:style-name="L4">
        <text:list-item>
          <text:p text:style-name="P153">Функции не имеют возвращаемых значений. Вместо них используются ссылки. </text:p>
        </text:list-item>
        <text:list-item>
          <text:p text:style-name="P154">В аргументах функции используются только константные и изменяемые ссылки.</text:p>
        </text:list-item>
        <text:list-item>
          <text:p text:style-name="P154">Используется цепочки функций, изменяющих данные.</text:p>
        </text:list-item>
        <text:list-item>
          <text:p text:style-name="P154">Присваивание переменных меняет значение, а не ссылку.</text:p>
        </text:list-item>
        <text:list-item>
          <text:p text:style-name="P154">Нет скрытых переменных (следствие отсутствия скобок и приоритетов).</text:p>
        </text:list-item>
      </text:list>
      <text:p text:style-name="P7"/>
      <text:p text:style-name="P8">Наиболее интересным является цепочечный синтаксис, позволяющий писать код типа:</text:p>
      <text:p text:style-name="P54"/>
      <text:p text:style-name="P2"><text:span text:style-name="T83">person </text:span><text:span text:style-name="T98">@wake_up</text:span><text:span text:style-name="T81"> </text:span><text:span text:style-name="T98">@put_on</text:span><text:span text:style-name="T81"> coat; hat </text:span><text:span text:style-name="T98">@go_to</text:span><text:span text:style-name="T81"> nearest shoop </text:span><text:span text:style-name="T98">@buy</text:span><text:span text:style-name="T81"> apples; eggs; bread</text:span></text:p>
      <text:p text:style-name="P11"/>
      <text:p text:style-name="P12">Здесь функции (начинающиеся с символа <text:span text:style-name="T1">@</text:span>) последовательно выполняют операции над переменной <text:span text:style-name="T1">person. </text:span>На дру<text:span text:style-name="T118">г</text:span>их языках этот код мог бы выглядеть так:</text:p>
      <text:p text:style-name="P12"/>
      <text:p text:style-name="P12"><text:span text:style-name="T83">person</text:span><text:span text:style-name="T119">.</text:span><text:span text:style-name="T80">wake_up</text:span><text:span text:style-name="T119">()</text:span></text:p>
      <text:p text:style-name="P48"><text:span text:style-name="T80">person</text:span><text:span text:style-name="T119">.</text:span><text:span text:style-name="T80">put_on</text:span><text:span text:style-name="T119">(</text:span><text:span text:style-name="T80">coat</text:span><text:span text:style-name="T119">)</text:span></text:p>
      <text:p text:style-name="P48"><text:span text:style-name="T80">person</text:span><text:span text:style-name="T119">.</text:span><text:span text:style-name="T80">put_on</text:span><text:span text:style-name="T119">(</text:span><text:span text:style-name="T80">hat</text:span><text:span text:style-name="T119">)</text:span><text:span text:style-name="T80"> </text:span></text:p>
      <text:p text:style-name="P48"><text:span text:style-name="T80">person</text:span><text:span text:style-name="T119">.</text:span><text:span text:style-name="T80">go_to</text:span><text:span text:style-name="T119">(</text:span><text:span text:style-name="T80">nearest</text:span><text:span text:style-name="T119">,</text:span><text:span text:style-name="T80"> shoop</text:span><text:span text:style-name="T119">)</text:span></text:p>
      <text:p text:style-name="P48"><text:span text:style-name="T80">person</text:span><text:span text:style-name="T119">.</text:span><text:span text:style-name="T80">buy</text:span><text:span text:style-name="T119">(</text:span><text:span text:style-name="T80">apples</text:span><text:span text:style-name="T119">)</text:span></text:p>
      <text:p text:style-name="P48"><text:span text:style-name="T80">person</text:span><text:span text:style-name="T119">.</text:span><text:span text:style-name="T80">buy</text:span><text:span text:style-name="T119">(</text:span><text:span text:style-name="T80">eggs</text:span><text:span text:style-name="T119">)</text:span></text:p>
      <text:p text:style-name="P12"><text:span text:style-name="T80">person</text:span><text:span text:style-name="T119">.</text:span><text:span text:style-name="T80">buy</text:span><text:span text:style-name="T119">(</text:span><text:span text:style-name="T80">bread</text:span><text:span text:style-name="T119">)</text:span></text:p>
      <text:p text:style-name="P12"/>
      <text:p text:style-name="P13">В данном случае <text:span text:style-name="T131">соотношение кода в символах</text:span> 133 / 79 = 1,68, <text:span text:style-name="T120">а читаемость даже повышается. В других языках можно достигнуть близкого эффекта, если в каждом методе возвращать ссылку на объект. Но и в этом случае покупка продуктов (</text:span><text:span text:style-name="T122">apples; eggs; bread</text:span><text:span text:style-name="T120">) всё </text:span><text:soft-page-break/><text:span text:style-name="T120">равно потребует три раза написать </text:span><text:span text:style-name="T16">buy</text:span><text:span text:style-name="T14">. </text:span><text:span text:style-name="T120">Кроме того, в </text:span><text:span text:style-name="T14">Stodin </text:span><text:span text:style-name="T120">этот прием распространяется и на операторы:</text:span></text:p>
      <text:p text:style-name="P13"/>
      <text:p text:style-name="P13"><text:span text:style-name="T83">a </text:span><text:span text:style-name="T92">+</text:span><text:span text:style-name="T80"> b c d</text:span></text:p>
      <text:p text:style-name="P13"/>
      <text:p text:style-name="P14">В данном случае к переменной <text:span text:style-name="T15">a</text:span><text:span text:style-name="T1"> </text:span>последовательно прибавляются переменные <text:span text:style-name="T15">b, c, d</text:span><text:span text:style-name="T1">.</text:span></text:p>
      <text:p text:style-name="P15"/>
      <text:p text:style-name="P18">Последовательность вычисления операторов подобна работе с калькулятором: вначале ставится изменяемая переменная, затем оператор, затем цепочка неизменяемых переменных. Эквивалентом выражения выше в коде на <text:span text:style-name="T1">C++ </text:span>будет:</text:p>
      <text:p text:style-name="P18"><text:span text:style-name="T83">a </text:span><text:span text:style-name="T119">+=</text:span><text:span text:style-name="T80"> b</text:span><text:span text:style-name="T119">;</text:span><text:span text:style-name="T80"> a </text:span><text:span text:style-name="T119">+=</text:span><text:span text:style-name="T80"> c</text:span><text:span text:style-name="T119">;</text:span><text:span text:style-name="T80"> a </text:span><text:span text:style-name="T119">+=</text:span><text:span text:style-name="T80"> d</text:span><text:span text:style-name="T119">;</text:span></text:p>
      <text:p text:style-name="P15"/>
      <text:p text:style-name="P15">Для операторов сравнения требуется дополнительные средства, чтобы следующее звено не перекрыло эффект от работы предыдущего:</text:p>
      <text:p text:style-name="P15"/>
      <text:p text:style-name="P55">res &gt; u1 u2 ? u2 u3 ? u3 u4</text:p>
      <text:p text:style-name="P59"/>
      <text:p text:style-name="P15">Здесь <text:span text:style-name="T123">в переменную </text:span><text:span text:style-name="T17">res </text:span><text:span text:style-name="T123">последовательно помещается результаты сравнения, пока они верны.</text:span></text:p>
      <text:p text:style-name="P15"/>
      <text:p text:style-name="P15"><text:span text:style-name="T83">res == u1 </text:span><text:span text:style-name="T105">56</text:span><text:span text:style-name="T80"> !? u2 26 !? u3 </text:span><text:span text:style-name="T105">10</text:span><text:span text:style-name="T80"> !? u4 </text:span><text:span text:style-name="T105">5</text:span></text:p>
      <text:p text:style-name="P15"/>
      <text:p text:style-name="P16">Здесь <text:span text:style-name="T123">в переменную </text:span><text:span text:style-name="T17">res </text:span><text:span text:style-name="T123">последовательно помещается результаты сравнения, пока они не верны. Допустима и такая форма:</text:span></text:p>
      <text:p text:style-name="P56"/>
      <text:p text:style-name="P19"><text:span text:style-name="T84">res? == u3 </text:span><text:span text:style-name="T106">3</text:span></text:p>
      <text:p text:style-name="P60"/>
      <text:p text:style-name="P19"><text:span text:style-name="T124">Здесь выражение будет вычисляться, если переменная </text:span><text:span text:style-name="T19">res</text:span><text:span text:style-name="T124"> равна </text:span><text:span text:style-name="T18">true.</text:span></text:p>
      <text:p text:style-name="P23"><text:s/></text:p>
      <text:p text:style-name="P19">На практике цепочки используются не очень часто, обычно в арифметических выражениях или в функциях типа <text:span text:style-name="T15">@print</text:span><text:span text:style-name="T1">.</text:span></text:p>
      <text:h text:style-name="P137" text:outline-level="1"><text:bookmark-start text:name="__RefHeading___Toc1788_3244646090"/>Переменные и стандартные типы.<text:bookmark-end text:name="__RefHeading___Toc1788_3244646090"/></text:h>
      <text:p text:style-name="P83">Создание переменной помечается символом *, а затем следует её тип и значение:</text:p>
      <text:p text:style-name="P22"><text:span text:style-name="T95">*</text:span><text:span text:style-name="T80">a </text:span><text:span text:style-name="T98">@int</text:span><text:span text:style-name="T81"> 5</text:span></text:p>
      <text:p text:style-name="P20"/>
      <text:p text:style-name="P20">Создание переменной может сочетаться с цепочной:</text:p>
      <text:p text:style-name="P20"><text:soft-page-break/><text:s/></text:p>
      <text:p text:style-name="P20"><text:span text:style-name="T92">*</text:span><text:span text:style-name="T80">sz </text:span><text:span text:style-name="T98">@int</text:span><text:span text:style-name="T81"> </text:span><text:span text:style-name="T98">@size</text:span><text:span text:style-name="T81"> arr </text:span><text:span text:style-name="T93">+</text:span><text:span text:style-name="T81"> 15</text:span></text:p>
      <text:p text:style-name="P24"/>
      <text:p text:style-name="P24">На момент написания документации вывода типов нет (за исключением <text:span text:style-name="T131">обхода элементов массива в цикле</text:span>). Реализовать его не очень сложно, но нет уверенности, что <text:span text:style-name="T133">это не усложнит работу анализаторам кода</text:span>.</text:p>
      <text:p text:style-name="P21"/>
      <text:p text:style-name="P25">Переменные в коде на языке <text:span text:style-name="T1">Stodin </text:span>(в отличие от констант)<text:span text:style-name="T1"> </text:span>могут создаваться только внутри функций. Если для какой-то внешней библиотеки на <text:span text:style-name="T1">C </text:span>или <text:span text:style-name="T1">C++ </text:span>требуется глобальная переменная, то рекомендуется в этой библиотеке её и создать. </text:p>
      <text:p text:style-name="P21"><text:s/></text:p>
      <text:p text:style-name="P26">Стандартные типы, не требующие подключения модулей, приведены в таблице ниже:</text:p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Тип <text:span text:style-name="T1">Stodin</text:span></text:p>
          </table:table-cell>
          <table:table-cell table:style-name="Таблица1.A1" office:value-type="string">
            <text:p text:style-name="P27">Тип <text:span text:style-name="T1">C++</text:span></text:p>
          </table:table-cell>
          <table:table-cell table:style-name="Таблица1.C1" office:value-type="string">
            <text:p text:style-name="P28">Комментарий</text:p>
          </table:table-cell>
        </table:table-row>
        <table:table-row>
          <table:table-cell table:style-name="Таблица1.A2" office:value-type="string">
            <text:p text:style-name="P26">uint</text:p>
          </table:table-cell>
          <table:table-cell table:style-name="Таблица1.A2" office:value-type="string">
            <text:p text:style-name="P26">uint64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int</text:p>
          </table:table-cell>
          <table:table-cell table:style-name="Таблица1.A2" office:value-type="string">
            <text:p text:style-name="P26">int64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u64</text:p>
          </table:table-cell>
          <table:table-cell table:style-name="Таблица1.A2" office:value-type="string">
            <text:p text:style-name="P26">uint64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i64</text:p>
          </table:table-cell>
          <table:table-cell table:style-name="Таблица1.A2" office:value-type="string">
            <text:p text:style-name="P26">int64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u8</text:p>
          </table:table-cell>
          <table:table-cell table:style-name="Таблица1.A2" office:value-type="string">
            <text:p text:style-name="P26">uint8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i8</text:p>
          </table:table-cell>
          <table:table-cell table:style-name="Таблица1.A2" office:value-type="string">
            <text:p text:style-name="P26">int8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u16</text:p>
          </table:table-cell>
          <table:table-cell table:style-name="Таблица1.A2" office:value-type="string">
            <text:p text:style-name="P26">uint16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i16</text:p>
          </table:table-cell>
          <table:table-cell table:style-name="Таблица1.A2" office:value-type="string">
            <text:p text:style-name="P26">int16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u32</text:p>
          </table:table-cell>
          <table:table-cell table:style-name="Таблица1.A2" office:value-type="string">
            <text:p text:style-name="P26">uint32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i32</text:p>
          </table:table-cell>
          <table:table-cell table:style-name="Таблица1.A2" office:value-type="string">
            <text:p text:style-name="P26">int32_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double</text:p>
          </table:table-cell>
          <table:table-cell table:style-name="Таблица1.A2" office:value-type="string">
            <text:p text:style-name="P26">double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float</text:p>
          </table:table-cell>
          <table:table-cell table:style-name="Таблица1.A2" office:value-type="string">
            <text:p text:style-name="P26">float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ldouble</text:p>
          </table:table-cell>
          <table:table-cell table:style-name="Таблица1.A2" office:value-type="string">
            <text:p text:style-name="P26">long double</text:p>
          </table:table-cell>
          <table:table-cell table:style-name="Таблица1.C2" office:value-type="string">
            <text:p text:style-name="P29"/>
          </table:table-cell>
        </table:table-row>
        <table:table-row>
          <table:table-cell table:style-name="Таблица1.A2" office:value-type="string">
            <text:p text:style-name="P26">string</text:p>
          </table:table-cell>
          <table:table-cell table:style-name="Таблица1.A2" office:value-type="string">
            <text:p text:style-name="P26">__stodin_string</text:p>
          </table:table-cell>
          <table:table-cell table:style-name="Таблица1.C2" office:value-type="string">
            <text:p text:style-name="P29">Класс-обёртка для <text:span text:style-name="T1">std::string</text:span></text:p>
          </table:table-cell>
        </table:table-row>
        <table:table-row>
          <table:table-cell table:style-name="Таблица1.A2" office:value-type="string">
            <text:p text:style-name="P26">bool</text:p>
          </table:table-cell>
          <table:table-cell table:style-name="Таблица1.A2" office:value-type="string">
            <text:p text:style-name="P26">bool</text:p>
          </table:table-cell>
          <table:table-cell table:style-name="Таблица1.C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array</text:p>
          </table:table-cell>
          <table:table-cell table:style-name="Таблица1.A2" office:value-type="string">
            <text:p text:style-name="P26">__stodin_array</text:p>
          </table:table-cell>
          <table:table-cell table:style-name="Таблица1.C2" office:value-type="string">
            <text:p text:style-name="P29">Класс-обёртка для <text:span text:style-name="T1">std::vector</text:span></text:p>
          </table:table-cell>
        </table:table-row>
        <table:table-row>
          <table:table-cell table:style-name="Таблица1.A2" office:value-type="string">
            <text:p text:style-name="P26">dict</text:p>
          </table:table-cell>
          <table:table-cell table:style-name="Таблица1.A2" office:value-type="string">
            <text:p text:style-name="P26">__stodin_dict</text:p>
          </table:table-cell>
          <table:table-cell table:style-name="Таблица1.C2" office:value-type="string">
            <text:p text:style-name="P29">Класс-обёртка для <text:span text:style-name="T1">std::map</text:span></text:p>
          </table:table-cell>
        </table:table-row>
        <table:table-row>
          <table:table-cell table:style-name="Таблица1.A2" office:value-type="string">
            <text:p text:style-name="P26">file</text:p>
          </table:table-cell>
          <table:table-cell table:style-name="Таблица1.A2" office:value-type="string">
            <text:p text:style-name="P26">__stodin_file</text:p>
          </table:table-cell>
          <table:table-cell table:style-name="Таблица1.C2" office:value-type="string">
            <text:p text:style-name="P29">Класс-обёртка для <text:span text:style-name="T1">std::iostream</text:span></text:p>
          </table:table-cell>
        </table:table-row>
      </table:table>
      <text:p text:style-name="P26"/>
      <text:p text:style-name="P18">Классы-обертки нужны для того, чтобы преобразовать возвращаемые значения в ссылки.</text:p>
      <text:p text:style-name="P30">Преобразование типов производится с помощью значка <text:span text:style-name="T1">$:</text:span></text:p>
      <text:p text:style-name="P3"/>
      <text:p text:style-name="P30"><text:span text:style-name="T92">*</text:span><text:span text:style-name="T80">u3 </text:span><text:span text:style-name="T98">@int</text:span><text:span text:style-name="T81"> </text:span><text:span text:style-name="T103">10</text:span></text:p>
      <text:p text:style-name="P48"><text:span text:style-name="T93">*</text:span><text:span text:style-name="T81">d </text:span><text:span text:style-name="T98">@double</text:span><text:span text:style-name="T81"> u3</text:span><text:span text:style-name="T93">$</text:span><text:span text:style-name="T81">double </text:span><text:span text:style-name="T93">/</text:span><text:span text:style-name="T81"> </text:span><text:span text:style-name="T103">3.3</text:span></text:p>
      <text:p text:style-name="P48"><text:span text:style-name="T81">res </text:span><text:span text:style-name="T98">@math:float_compare</text:span><text:span text:style-name="T81"> d </text:span><text:span text:style-name="T103">3.03</text:span><text:span text:style-name="T81"> </text:span><text:span text:style-name="T103">0.01</text:span></text:p>
      <text:p text:style-name="P48"><text:soft-page-break/><text:span text:style-name="T81">u3 = d</text:span><text:span text:style-name="T93">$</text:span><text:span text:style-name="T81">int</text:span></text:p>
      <text:p text:style-name="P30"><text:span text:style-name="T81">res? == u3 </text:span><text:span text:style-name="T103">3</text:span></text:p>
      <text:h text:style-name="P140" text:outline-level="1"><text:bookmark-start text:name="__RefHeading___Toc1790_3244646090"/>Функции.<text:bookmark-end text:name="__RefHeading___Toc1790_3244646090"/></text:h>
      <text:p text:style-name="P113"><text:span text:style-name="T36">Заголовок функции пишется в общем случае в три строки, с использованием ключевых слов: </text:span><text:span text:style-name="T1">def, mref, cref. </text:span><text:span text:style-name="T36">После </text:span><text:span text:style-name="T1">def </text:span><text:span text:style-name="T36">следует имя функции, после <text:s/></text:span><text:span text:style-name="T1">mref </text:span><text:span text:style-name="T36">список ссылок на изменяемые переменные (аккумуляторы) с типами, после </text:span><text:span text:style-name="T1">cref – </text:span><text:span text:style-name="T36">константные ссылки с типами. </text:span><text:span text:style-name="T53">При использовании </text:span><text:span text:style-name="T54">функции</text:span><text:span text:style-name="T53"> аккумуляторы пишутся слева заголовка, константные ссылки — справа.</text:span><text:span text:style-name="T36"> Например:</text:span></text:p>
      <text:p text:style-name="P61"><text:span text:style-name="T74">def</text:span><text:span text:style-name="T80"> double_add</text:span></text:p>
      <text:p text:style-name="P48"><text:span text:style-name="T80"><text:s text:c="4"/></text:span><text:span text:style-name="T90">mref</text:span><text:span text:style-name="T80"> a:int b:int</text:span></text:p>
      <text:p text:style-name="P48"><text:span text:style-name="T80"><text:s text:c="4"/></text:span><text:span text:style-name="T90">cref</text:span><text:span text:style-name="T80"> c:int</text:span></text:p>
      <text:p text:style-name="P48"><text:span text:style-name="T80"><text:s text:c="4"/>a </text:span><text:span text:style-name="T92">+</text:span><text:span text:style-name="T80"> c</text:span></text:p>
      <text:p text:style-name="P48"><text:span text:style-name="T80"><text:s text:c="4"/>b </text:span><text:span text:style-name="T92">+</text:span><text:span text:style-name="T80"> c</text:span></text:p>
      <text:p text:style-name="P51"/>
      <text:p text:style-name="P61"><text:span text:style-name="T80">a b </text:span><text:span text:style-name="T98">@double_add</text:span><text:span text:style-name="T81"> c</text:span></text:p>
      <text:p text:style-name="P84"/>
      <text:p text:style-name="P114"><text:span text:style-name="T36">Применение функций приведено </text:span><text:span text:style-name="T54">в главах </text:span><text:span text:style-name="T34">1</text:span><text:span text:style-name="T54">, </text:span><text:span text:style-name="T34">3</text:span><text:span text:style-name="T36">. Кроме того, есть </text:span><text:span text:style-name="T54">дополнительные возможности</text:span><text:span text:style-name="T36">:</text:span></text:p>
      <text:p text:style-name="P114"><text:span text:style-name="T36">1. Если функция принимает один константный параметр, <text:s/></text:span><text:span text:style-name="T52">то можно пометить её звёздочкой, чтобы не писать символ ; после каждого аргумента, например:</text:span></text:p>
      <text:p text:style-name="P17"><text:span text:style-name="T83">a b </text:span><text:span text:style-name="T98">@double_add</text:span><text:span text:style-name="T93">*</text:span><text:span text:style-name="T81"> c d e f</text:span></text:p>
      <text:p text:style-name="P57"/>
      <text:p text:style-name="P62"><text:span text:style-name="T98">@print</text:span><text:span text:style-name="T93">*</text:span><text:span text:style-name="T81"> a b c </text:span><text:span text:style-name="T110">"\n"</text:span></text:p>
      <text:p text:style-name="P85"/>
      <text:p text:style-name="P115">2. <text:span text:style-name="T36">Как и для операторов сравнения, в цепочках функций можно использовать разделитель «?» или «!?».</text:span></text:p>
      <text:p text:style-name="P116"><text:span text:style-name="T36">3. Для создания инкапсулированных функций достаточно перед заголовком поставить подчёркивание: </text:span><text:span text:style-name="T76">def</text:span><text:span text:style-name="T87"> _double_add</text:span></text:p>
      <text:p text:style-name="P86">Инкапсулированные функции должны быть размещены выше места их использования. Открытые функции могут располагаться везде.</text:p>
      <text:h text:style-name="P138" text:outline-level="1"><text:bookmark-start text:name="__RefHeading___Toc1792_3244646090"/><text:soft-page-break/>Операторы ветвления.<text:bookmark-end text:name="__RefHeading___Toc1792_3244646090"/></text:h>
      <text:p text:style-name="P87">Для ветвления используются следующие ключевые слова: <text:span text:style-name="T1">if, ifnot, elif, else. </text:span>В простейшем случае код с операторами ветвления будет иметь вид:</text:p>
      <text:p text:style-name="P31"><text:span text:style-name="T71">if</text:span><text:span text:style-name="T80"> someVar</text:span></text:p>
      <text:p text:style-name="P48"><text:span text:style-name="T80"><text:s text:c="4"/></text:span><text:span text:style-name="T98">@do_something_1</text:span></text:p>
      <text:p text:style-name="P48"><text:span text:style-name="T72">elif</text:span><text:span text:style-name="T81"> anotherVar</text:span></text:p>
      <text:p text:style-name="P48"><text:span text:style-name="T81"><text:s text:c="4"/></text:span><text:span text:style-name="T98">@do_something_2</text:span></text:p>
      <text:p text:style-name="P63">else</text:p>
      <text:p text:style-name="P48"><text:span text:style-name="T81"><text:s text:c="4"/></text:span><text:span text:style-name="T98">@do_something_3</text:span></text:p>
      <text:p text:style-name="P31"/>
      <text:p text:style-name="P32"><text:span text:style-name="T125">Так как значения из функций не возвращаются, а создаются, то имеются некоторые особенности применения этих операторов. </text:span>Произвольное выражение в операторе ветвления использовать нельзя. Вместо этого предусмотрены 6 интуитивно понятные форм:</text:p>
      <text:p text:style-name="P65"/>
      <text:p text:style-name="P32"><text:span text:style-name="T71">if</text:span><text:span text:style-name="T80"> a </text:span><text:span text:style-name="T126"># with ifnot</text:span></text:p>
      <text:p text:style-name="P48"><text:span text:style-name="T71">if</text:span><text:span text:style-name="T80"> a b </text:span><text:span text:style-name="T126"># without ifnot</text:span></text:p>
      <text:p text:style-name="P48"><text:span text:style-name="T71">if</text:span><text:span text:style-name="T80"> &gt; a b </text:span><text:span text:style-name="T126"># without ifnot</text:span></text:p>
      <text:p text:style-name="P32"><text:span text:style-name="T72">if</text:span><text:span text:style-name="T81"> a </text:span><text:span text:style-name="T72">in</text:span><text:span text:style-name="T81"> b c d </text:span><text:span text:style-name="T127"># with ifnot</text:span></text:p>
      <text:p text:style-name="P48"><text:span text:style-name="T71">if</text:span><text:span text:style-name="T80"> a </text:span><text:span text:style-name="T71">in</text:span><text:span text:style-name="T80"> someArray </text:span><text:span text:style-name="T126"># with ifnot</text:span></text:p>
      <text:p text:style-name="P48"><text:span text:style-name="T71">if</text:span><text:span text:style-name="T80"> </text:span><text:span text:style-name="T92">*</text:span><text:span text:style-name="T80">a </text:span><text:span text:style-name="T98">@bool</text:span><text:span text:style-name="T81"> </text:span><text:span text:style-name="T72">in</text:span><text:span text:style-name="T81"> a </text:span><text:span text:style-name="T98">@some_func</text:span><text:span text:style-name="T81"> b c </text:span><text:span text:style-name="T127"># with ifnot</text:span></text:p>
      <text:p text:style-name="P68"/>
      <text:p text:style-name="P33">Реализовать применение выражений-цепочек можно было бы с помощью внешних переменных, либо с помощью лямбды с замыканием. Но применение цепочек усложняет анализ кода при создании тестов, так как тесты должны проходить по всем ветвям.</text:p>
      <text:p text:style-name="P33"/>
      <text:p text:style-name="P33">Оператор <text:span text:style-name="T1">ifnot </text:span><text:span text:style-name="T135">потребовался для изменения оценки переменной оператора на инвертированную. Для последних трёх форм оператора </text:span><text:span text:style-name="T25">if </text:span><text:span text:style-name="T135">это затруднительно сделать простым инвертированием переменной </text:span><text:span text:style-name="T25">a.</text:span><text:span text:style-name="T135"> </text:span></text:p>
      <text:h text:style-name="P137" text:outline-level="1"><text:bookmark-start text:name="__RefHeading___Toc1794_3244646090"/>Циклы.<text:bookmark-end text:name="__RefHeading___Toc1794_3244646090"/></text:h>
      <text:p text:style-name="P88">В языке <text:span text:style-name="T1">Stodin </text:span>есть только один оператор для циклов, у которого имеется набор вариантов:</text:p>
      <text:p text:style-name="P66">for</text:p>
      <text:p text:style-name="P48"><text:span text:style-name="T71">for</text:span><text:span text:style-name="T80"> </text:span><text:span text:style-name="T105">0</text:span></text:p>
      <text:p text:style-name="P48"><text:span text:style-name="T71">for</text:span><text:span text:style-name="T80"> </text:span><text:span text:style-name="T105">1</text:span></text:p>
      <text:p text:style-name="P48"><text:span text:style-name="T71">for</text:span><text:span text:style-name="T80"> n</text:span></text:p>
      <text:p text:style-name="P48"><text:span text:style-name="T71">for</text:span><text:span text:style-name="T80"> </text:span><text:span text:style-name="T92">*</text:span><text:span text:style-name="T80">i </text:span><text:span text:style-name="T71">in</text:span><text:span text:style-name="T80"> 10;0;</text:span><text:span text:style-name="T92">-</text:span><text:span text:style-name="T105">1</text:span><text:span text:style-name="T80"> <text:s text:c="2"/></text:span></text:p>
      <text:p text:style-name="P48"><text:span text:style-name="T71">for</text:span><text:span text:style-name="T80"> </text:span><text:span text:style-name="T92">*</text:span><text:span text:style-name="T80">i </text:span><text:span text:style-name="T98">@uint</text:span><text:span text:style-name="T81"> </text:span><text:span text:style-name="T72">in</text:span><text:span text:style-name="T81"> 10;0;</text:span><text:span text:style-name="T93">-</text:span><text:span text:style-name="T103">1</text:span><text:span text:style-name="T81"> <text:s text:c="2"/></text:span></text:p>
      <text:p text:style-name="P48"><text:span text:style-name="T72">for</text:span><text:span text:style-name="T81"> </text:span><text:span text:style-name="T93">*</text:span><text:span text:style-name="T81">a </text:span><text:span text:style-name="T72">in</text:span><text:span text:style-name="T81"> v</text:span></text:p>
      <text:p text:style-name="P48"><text:soft-page-break/><text:span text:style-name="T72">for</text:span><text:span text:style-name="T81"> </text:span><text:span text:style-name="T93">*</text:span><text:span text:style-name="T81">a </text:span><text:span text:style-name="T72">in</text:span><text:span text:style-name="T81"> b c d</text:span></text:p>
      <text:p text:style-name="P34"><text:span text:style-name="T72">for</text:span><text:span text:style-name="T81"> </text:span><text:span text:style-name="T93">*</text:span><text:span text:style-name="T81">b </text:span><text:span text:style-name="T98">@bool</text:span><text:span text:style-name="T81"> </text:span><text:span text:style-name="T72">in</text:span><text:span text:style-name="T81"> b </text:span><text:span text:style-name="T98">@some_func</text:span><text:span text:style-name="T81"> c</text:span></text:p>
      <text:p text:style-name="P67"/>
      <text:p text:style-name="P117"><text:span text:style-name="T75">for</text:span> <text:span text:style-name="T36">без параметров задаёт бесконечный цикл.</text:span></text:p>
      <text:p text:style-name="P117"><text:span text:style-name="T71">for</text:span><text:span text:style-name="T80"> </text:span><text:span text:style-name="T105">0</text:span> <text:span text:style-name="T36">является пустым оператором.</text:span></text:p>
      <text:p text:style-name="P117"><text:span text:style-name="T71">for</text:span><text:span text:style-name="T80"> </text:span><text:span text:style-name="T105">1</text:span> <text:span text:style-name="T36">определяет блок кода у которого могут быть свои локальные переменные.</text:span></text:p>
      <text:p text:style-name="P117"><text:span text:style-name="T71">for</text:span><text:span text:style-name="T80"> n</text:span> <text:span text:style-name="T36">задаёт цикл исполняющийся </text:span>n <text:span text:style-name="T36">раз.</text:span></text:p>
      <text:p text:style-name="P117"><text:span text:style-name="T74">for</text:span><text:span text:style-name="T86"> </text:span><text:span text:style-name="T96">*</text:span><text:span text:style-name="T86">i </text:span><text:span text:style-name="T74">in</text:span><text:span text:style-name="T86"> </text:span><text:span text:style-name="T80">begin</text:span><text:span text:style-name="T86">;</text:span><text:span text:style-name="T80">end</text:span><text:span text:style-name="T86">;</text:span><text:span text:style-name="T80">step</text:span><text:span text:style-name="T107"> </text:span><text:span text:style-name="T36">задает цикл в котором переменная </text:span>i <text:span text:style-name="T36">изменяется от переменной (константы) </text:span>begin <text:span text:style-name="T36">до переменной (константы) </text:span>end <text:span text:style-name="T36">с шагом </text:span>step.</text:p>
      <text:p text:style-name="P117"><text:span text:style-name="T74">for</text:span><text:span text:style-name="T86"> </text:span><text:span text:style-name="T96">*</text:span><text:span text:style-name="T86">i </text:span><text:span text:style-name="T100">@uint</text:span><text:span text:style-name="T85"> </text:span><text:span text:style-name="T77">in</text:span><text:span text:style-name="T85"> 0;10;</text:span><text:span text:style-name="T108">1</text:span><text:span text:style-name="T36"> задает цикл в котором переменная i</text:span> <text:span text:style-name="T36">заданного типа</text:span> <text:span text:style-name="T36">изменяется от переменной (константы) </text:span>begin <text:span text:style-name="T36">до переменной (константы) </text:span>end <text:span text:style-name="T36">с шагом </text:span>step.</text:p>
      <text:p text:style-name="P76"><text:span text:style-name="T72">for</text:span><text:span text:style-name="T81"> </text:span><text:span text:style-name="T93">*</text:span><text:span text:style-name="T81">a </text:span><text:span text:style-name="T72">in</text:span><text:span text:style-name="T81"> v</text:span> задаёт цикл, в котором переменная <text:span text:style-name="T1">a </text:span>меняется в соответствии со значениями массива <text:span text:style-name="T1">v.</text:span></text:p>
      <text:p text:style-name="P89"><text:span text:style-name="T72">for</text:span><text:span text:style-name="T81"> </text:span><text:span text:style-name="T93">*</text:span><text:span text:style-name="T81">a </text:span><text:span text:style-name="T72">in</text:span><text:span text:style-name="T81"> b c d </text:span><text:s/>задаёт цикл, в котором переменная <text:span text:style-name="T1">a </text:span>обходит список переменных. </text:p>
      <text:p text:style-name="P76"><text:span text:style-name="T73">for</text:span><text:span text:style-name="T82"> </text:span><text:span text:style-name="T94">*</text:span><text:span text:style-name="T82">b </text:span><text:span text:style-name="T99">@bool</text:span><text:span text:style-name="T82"> </text:span><text:span text:style-name="T73">in</text:span><text:span text:style-name="T82"> b </text:span><text:span text:style-name="T99">@some_func</text:span><text:span text:style-name="T82"> c</text:span><text:span text:style-name="T1"> </text:span>задаёт <text:span text:style-name="T129">цикл, который выполняется пока переменная </text:span><text:span text:style-name="T21">b </text:span><text:span text:style-name="T129">равна </text:span><text:span text:style-name="T21">true. </text:span><text:span text:style-name="T129">Значение переменной определяется функцией @some_func.</text:span></text:p>
      <text:h text:style-name="P137" text:outline-level="1"><text:bookmark-start text:name="__RefHeading___Toc1796_3244646090"/>Константы и перечисления (<text:span text:style-name="T1">enum</text:span>).<text:bookmark-end text:name="__RefHeading___Toc1796_3244646090"/></text:h>
      <text:p text:style-name="P90">Объявления констант приведены ниже:</text:p>
      <text:p text:style-name="P48"><text:span text:style-name="T71">const</text:span><text:span text:style-name="T80"> CNST_1 </text:span><text:span text:style-name="T98">@int</text:span><text:span text:style-name="T81"> </text:span><text:span text:style-name="T103">5</text:span></text:p>
      <text:p text:style-name="P48"><text:span text:style-name="T72">const</text:span><text:span text:style-name="T81"> VCNST </text:span><text:span text:style-name="T98">@array|int</text:span><text:span text:style-name="T81"> </text:span><text:span text:style-name="T103">4</text:span><text:span text:style-name="T81"> </text:span><text:span text:style-name="T103">8</text:span><text:span text:style-name="T81"> </text:span><text:span text:style-name="T103">14</text:span></text:p>
      <text:p text:style-name="P48"><text:span text:style-name="T72">const</text:span><text:span text:style-name="T81"> _CNST_2 </text:span><text:span text:style-name="T98">@int</text:span><text:span text:style-name="T81"> </text:span><text:span text:style-name="T103">15</text:span></text:p>
      <text:p text:style-name="P52"/>
      <text:p text:style-name="P91">Объявление констант начинается с ключевого слова <text:span text:style-name="T1">const, </text:span>затем идёт имя константы, тип константы, инициализирующее значение (либо список значений). <text:span text:style-name="T134">Константа может быть простого типа, строкового типа, массивом. Подчёркивание в первом символе делает константу локальной в текущем модуле.</text:span></text:p>
      <text:p text:style-name="P92">Объявление перечислений приведены ниже: </text:p>
      <text:p text:style-name="P49"><text:span text:style-name="T72">enum</text:span><text:span text:style-name="T81"> symbols </text:span><text:span text:style-name="T98">@u8</text:span><text:span text:style-name="T81"> A=5 B C D</text:span></text:p>
      <text:p text:style-name="P49"><text:span text:style-name="T72">enum</text:span><text:span text:style-name="T81"> _symbols2 </text:span><text:span text:style-name="T98">@u8</text:span><text:span text:style-name="T81"> A B C D</text:span></text:p>
      <text:p text:style-name="P49"/>
      <text:p text:style-name="P91"><text:soft-page-break/>Объявление <text:span text:style-name="T134">перечислений</text:span> начинается с ключевого слова <text:span text:style-name="T134">e</text:span><text:span text:style-name="T24">num</text:span><text:span text:style-name="T1">, </text:span>затем идёт имя <text:span text:style-name="T134">перечислений,</text:span> тип <text:span text:style-name="T134">перечисления</text:span>, <text:span text:style-name="T134">список имён перечисления</text:span>. <text:span text:style-name="T134">Типом перечисления могут быть только целочисленное значение. Подчёркивание в первом символе делает перечисление локальным в текущем модуле. Пример использования перечисления приведён ниже:</text:span></text:p>
      <text:p text:style-name="P35"><text:span text:style-name="T92">*</text:span><text:span text:style-name="T80">enumD </text:span><text:span text:style-name="T98">@symbols</text:span><text:span text:style-name="T81"> symbols^D</text:span></text:p>
      <text:p text:style-name="P52">res == enumD symbols^D</text:p>
      <text:p text:style-name="P48"><text:span text:style-name="T81">res == enumD</text:span><text:span text:style-name="T93">$</text:span><text:span text:style-name="T81">int </text:span><text:span text:style-name="T103">8</text:span></text:p>
      <text:h text:style-name="P140" text:outline-level="1"><text:bookmark-start text:name="__RefHeading___Toc6738_2510804442"/>Структуры<text:bookmark-end text:name="__RefHeading___Toc6738_2510804442"/></text:h>
      <text:p text:style-name="P93">Примеры структур приведены ниже:</text:p>
      <text:p text:style-name="P48"><text:span text:style-name="T74">struct</text:span><text:span text:style-name="T80"> OpenStruct</text:span></text:p>
      <text:p text:style-name="P48"><text:span text:style-name="T80"><text:s text:c="4"/></text:span><text:span text:style-name="T92">*</text:span><text:span text:style-name="T88">i</text:span><text:span text:style-name="T80">1 </text:span><text:span text:style-name="T98">@</text:span><text:span text:style-name="T101">int</text:span><text:span text:style-name="T81"> </text:span><text:span text:style-name="T136">1</text:span></text:p>
      <text:p text:style-name="P48"><text:span text:style-name="T81"><text:s text:c="4"/></text:span><text:span text:style-name="T93">*</text:span><text:span text:style-name="T81">s2 </text:span><text:span text:style-name="T98">@string</text:span><text:span text:style-name="T81"> </text:span><text:span text:style-name="T110">"2"</text:span></text:p>
      <text:p text:style-name="P48"><text:span text:style-name="T81"><text:s text:c="4"/></text:span><text:span text:style-name="T93">*</text:span><text:span text:style-name="T81">arr </text:span><text:span text:style-name="T98">@array|string</text:span><text:span text:style-name="T81"> </text:span><text:span text:style-name="T110">"3"</text:span><text:span text:style-name="T81"> </text:span><text:span text:style-name="T110">"4"</text:span></text:p>
      <text:p text:style-name="P52"/>
      <text:p text:style-name="P48"><text:span text:style-name="T72">struct</text:span><text:span text:style-name="T81"> _StaticStruct</text:span></text:p>
      <text:p text:style-name="P48"><text:span text:style-name="T81"><text:s text:c="4"/></text:span><text:span text:style-name="T93">*</text:span><text:span text:style-name="T81">s1 </text:span><text:span text:style-name="T98">@string</text:span><text:span text:style-name="T81"> </text:span><text:span text:style-name="T110">"static"</text:span></text:p>
      <text:p text:style-name="P36"/>
      <text:p text:style-name="P119"><text:span text:style-name="T36">Структуры в </text:span><text:span text:style-name="T1">Stodin </text:span><text:span text:style-name="T36">не </text:span><text:span text:style-name="T56">имеют функций</text:span><text:span text:style-name="T36">,</text:span><text:span text:style-name="T1"> </text:span><text:span text:style-name="T36">используются только для хранения данных. При создании поля структуры инициализируются значениями, указанными в описании структуры. <text:s/>Кроме того, структуры, не имеющие вложенных структур и контейнеров (кроме </text:span><text:span text:style-name="T1">string</text:span><text:span text:style-name="T36">) могут быть инициализированы списком значений на этапе создания переменной:</text:span></text:p>
      <text:p text:style-name="P69"><text:span text:style-name="T74">struct</text:span><text:span text:style-name="T80"> OpenStruct2</text:span></text:p>
      <text:p text:style-name="P48"><text:span text:style-name="T80"><text:s text:c="4"/></text:span><text:span text:style-name="T92">*</text:span><text:span text:style-name="T80">s1 </text:span><text:span text:style-name="T98">@string</text:span><text:span text:style-name="T81"> </text:span><text:span text:style-name="T110">"1"</text:span></text:p>
      <text:p text:style-name="P48"><text:span text:style-name="T81"><text:s text:c="4"/></text:span><text:span text:style-name="T93">*</text:span><text:span text:style-name="T81">s2 </text:span><text:span text:style-name="T98">@string</text:span><text:span text:style-name="T81"> </text:span><text:span text:style-name="T110">"1"</text:span></text:p>
      <text:p text:style-name="P48"><text:span text:style-name="T81"><text:s text:c="4"/></text:span><text:span text:style-name="T93">*</text:span><text:span text:style-name="T81">s3 </text:span><text:span text:style-name="T98">@string</text:span><text:span text:style-name="T81"> </text:span><text:span text:style-name="T110">"1"</text:span></text:p>
      <text:p text:style-name="P48"><text:span text:style-name="T81"><text:s text:c="4"/></text:span><text:span text:style-name="T93">*</text:span><text:span text:style-name="T81">s4 </text:span><text:span text:style-name="T98">@string</text:span><text:span text:style-name="T81"> </text:span><text:span text:style-name="T110">"1"</text:span></text:p>
      <text:p text:style-name="P37"/>
      <text:p text:style-name="P69"><text:span text:style-name="T92">*</text:span><text:span text:style-name="T80">os2 </text:span><text:span text:style-name="T98">@OpenStruct2</text:span><text:span text:style-name="T81"> </text:span><text:span text:style-name="T110">"6"</text:span><text:span text:style-name="T81"> </text:span><text:span text:style-name="T110">"7"</text:span><text:span text:style-name="T81"> </text:span><text:span text:style-name="T110">"8"</text:span><text:span text:style-name="T81"> </text:span><text:span text:style-name="T110">"9"</text:span></text:p>
      <text:p text:style-name="P38"/>
      <text:p text:style-name="P39">Структура, тип которой начинается подчёркивания, доступна только в модуле, в котором она объявлена.</text:p>
      <text:h text:style-name="P139" text:outline-level="1"><text:bookmark-start text:name="__RefHeading___Toc1798_3244646090"/>Стандартные контейнеры.<text:bookmark-end text:name="__RefHeading___Toc1798_3244646090"/></text:h>
      <text:p text:style-name="P94">В <text:span text:style-name="T1">Stodin </text:span>есть три стандартных контейнера, не требующих подключения модулей: строка, массив и словарь. </text:p>
      <text:p text:style-name="P80"><text:soft-page-break/>Массив создаётся следующим образом:</text:p>
      <text:p text:style-name="P40"><text:span text:style-name="T92">*</text:span><text:span text:style-name="T80">v </text:span><text:span text:style-name="T98">@array|uint</text:span><text:span text:style-name="T81"> </text:span><text:span text:style-name="T103">1</text:span><text:span text:style-name="T81"> </text:span><text:span text:style-name="T104">2</text:span><text:span text:style-name="T81"> </text:span><text:span text:style-name="T104">4</text:span></text:p>
      <text:p text:style-name="P81">Здесь имя массива состоит минимум из двух частей, разделённых символом <text:span text:style-name="T1">|. </text:span><text:span text:style-name="T142">За именем следует инициализирующий список, задающий количество и значение элементов массива. </text:span></text:p>
      <text:p text:style-name="P95">Обращение к элементу массива может быть следующим:</text:p>
      <text:p text:style-name="P41"><text:span text:style-name="T83">v|0 </text:span><text:span text:style-name="T92">+</text:span><text:span text:style-name="T80"> </text:span><text:span text:style-name="T105">5</text:span></text:p>
      <text:p text:style-name="P95">Здесь к нулевому элементу массива прибавляется число 5.</text:p>
      <text:p text:style-name="P81">Массив может иметь и более сложную структуру:</text:p>
      <text:p text:style-name="P80"><text:span text:style-name="T92">*</text:span><text:span text:style-name="T80">aIntInt </text:span><text:span text:style-name="T98">@array|array|int</text:span><text:span text:style-name="T81"> </text:span><text:span text:style-name="T98">@resize</text:span><text:span text:style-name="T81"> </text:span><text:span text:style-name="T103">3</text:span> </text:p>
      <text:p text:style-name="P96">Это массив массивов. Инициализировать простыми значениями его при создании нельзя. Только списком уже созданных массивов. Задать его размер можно с помощью функции <text:span text:style-name="T1">@resize. </text:span><text:span text:style-name="T143">Кроме того, заполнять массив массивов (как и просто массив) можно так:</text:span></text:p>
      <text:p text:style-name="P96"><text:span text:style-name="T83">aIntInt|</text:span><text:span text:style-name="T92">*</text:span><text:span text:style-name="T80"> = </text:span><text:span text:style-name="T105">4</text:span><text:span text:style-name="T80"> </text:span><text:span text:style-name="T105">5</text:span><text:span text:style-name="T80"> </text:span><text:span text:style-name="T105">6</text:span><text:span text:style-name="T143"> </text:span></text:p>
      <text:p text:style-name="P97">Данная конструкция создаёт новый элемент массива с помощью списка значений. Если продолжить это выражение цепочкой функций, то она будет изменять этот последний элемент массива. </text:p>
      <text:p text:style-name="P97">Словари создаются так:</text:p>
      <text:p text:style-name="P42"><text:span text:style-name="T92">*</text:span><text:span text:style-name="T80">m </text:span><text:span text:style-name="T98">@dict|uint,string</text:span><text:span text:style-name="T81"> </text:span><text:span text:style-name="T98">@add</text:span><text:span text:style-name="T81"> </text:span><text:span text:style-name="T103">1</text:span><text:span text:style-name="T81"> </text:span><text:span text:style-name="T110">"1"</text:span><text:span text:style-name="T81"> ; </text:span><text:span text:style-name="T103">2</text:span><text:span text:style-name="T81"> </text:span><text:span text:style-name="T110">"2"</text:span><text:span text:style-name="T81"> ; </text:span><text:span text:style-name="T103">3</text:span><text:span text:style-name="T81"> </text:span><text:span text:style-name="T110">"3"</text:span></text:p>
      <text:p text:style-name="P70"/>
      <text:p text:style-name="P98"><text:span text:style-name="T144">То есть, после знака </text:span><text:span text:style-name="T28">| </text:span><text:span text:style-name="T144">требуется указать пару типов для ключа-значения через запятую без пробелов. </text:span>Словарь не может быть инициализирован простыми значениями при создании. Поэтому в приведённом примере используется функция <text:span text:style-name="T1">@add. </text:span></text:p>
      <text:p text:style-name="P95">Обращаться к элементу словаря можно также, как и к элементу массива. Обойти элементы словаря, который мы создали выше, можно так:</text:p>
      <text:p text:style-name="P41"><text:span text:style-name="T71">for</text:span><text:span text:style-name="T80"> </text:span><text:span text:style-name="T92">*</text:span><text:span text:style-name="T80">b </text:span><text:span text:style-name="T71">in</text:span><text:span text:style-name="T80"> m</text:span></text:p>
      <text:p text:style-name="P48"><text:span text:style-name="T80"><text:s text:c="4"/></text:span><text:span text:style-name="T92">*</text:span><text:span text:style-name="T80">s </text:span><text:span text:style-name="T98">@string</text:span><text:span text:style-name="T81"> </text:span><text:span text:style-name="T98">@to_string</text:span><text:span text:style-name="T81"> b.first <text:s text:c="4"/></text:span></text:p>
      <text:p text:style-name="P52"><text:s text:c="4"/>res? == s b.second</text:p>
      <text:p text:style-name="P41"/>
      <text:p text:style-name="P98">Заполнять словарь можно следующим способом:</text:p>
      <text:p text:style-name="P42"><text:span text:style-name="T92">*</text:span><text:span text:style-name="T80">tests </text:span><text:span text:style-name="T98">@dict|string,bool</text:span></text:p>
      <text:p text:style-name="P48"><text:span text:style-name="T81">tests|</text:span><text:span text:style-name="T93">*</text:span><text:span text:style-name="T110">"array test"</text:span><text:span text:style-name="T81"> </text:span><text:span text:style-name="T98">@test_array</text:span></text:p>
      <text:p text:style-name="P48"><text:span text:style-name="T81">tests|</text:span><text:span text:style-name="T93">*</text:span><text:span text:style-name="T110">"bitwise operators test"</text:span><text:span text:style-name="T81"> </text:span><text:span text:style-name="T98">@test_bitwise_operators</text:span></text:p>
      <text:p text:style-name="P48"><text:soft-page-break/><text:span text:style-name="T81">tests|</text:span><text:span text:style-name="T93">*</text:span><text:span text:style-name="T110">"bool test"</text:span><text:span text:style-name="T81"> </text:span><text:span text:style-name="T98">@test_bool</text:span></text:p>
      <text:p text:style-name="P42"/>
      <text:p text:style-name="P95">Для словаря важен такой способ заполнения, ибо в <text:span text:style-name="T1">Stodin </text:span>элемент словаря не создаётся автоматически в момент обращения по ключу, которого нет в словаре (как это реализовано в <text:span text:style-name="T1">C++, C#, Python</text:span>). Если мы обращаемся по ключу, которого нет <text:span text:style-name="T145">в словаре</text:span> без использования символа *, то будет <text:span text:style-name="T145">выдано</text:span> и<text:span text:style-name="T145">сключение. Таким образом исключается случайное создание нового элемента.</text:span></text:p>
      <text:p text:style-name="P99">Можно использовать и словари словарей:</text:p>
      <text:p text:style-name="P43"><text:span text:style-name="T92">*</text:span><text:span text:style-name="T80">ssDict </text:span><text:span text:style-name="T98">@dict|string,dict|string,int</text:span></text:p>
      <text:p text:style-name="P48"><text:span text:style-name="T93">*</text:span><text:span text:style-name="T81">sDict </text:span><text:span text:style-name="T98">@dict|string,int</text:span><text:span text:style-name="T81"> </text:span><text:span text:style-name="T98">@add</text:span><text:span text:style-name="T81"> </text:span><text:span text:style-name="T110">"1"</text:span><text:span text:style-name="T81"> 1; </text:span><text:span text:style-name="T110">"2"</text:span><text:span text:style-name="T81"> 2; </text:span><text:span text:style-name="T110">"3"</text:span><text:span text:style-name="T81"> </text:span><text:span text:style-name="T103">3</text:span></text:p>
      <text:p text:style-name="P48"><text:span text:style-name="T81">ssDict </text:span><text:span text:style-name="T98">@add</text:span><text:span text:style-name="T81"> </text:span><text:span text:style-name="T110">"01"</text:span><text:span text:style-name="T81"> sDict; </text:span><text:span text:style-name="T110">"02"</text:span><text:span text:style-name="T81"> sDict; </text:span><text:span text:style-name="T110">"03"</text:span><text:span text:style-name="T81"> sDict</text:span></text:p>
      <text:p text:style-name="P48"><text:span text:style-name="T81">ssDict|</text:span><text:span text:style-name="T93">*</text:span><text:span text:style-name="T110">"04"</text:span><text:span text:style-name="T81"> </text:span><text:span text:style-name="T98">@add</text:span><text:span text:style-name="T81"> </text:span><text:span text:style-name="T110">"4"</text:span><text:span text:style-name="T81"> </text:span><text:span text:style-name="T103">4</text:span></text:p>
      <text:p text:style-name="P43"><text:span text:style-name="T81">ssDict|</text:span><text:span text:style-name="T110">"04"</text:span><text:span text:style-name="T81">|</text:span><text:span text:style-name="T93">*</text:span><text:span text:style-name="T110">"5"</text:span><text:span text:style-name="T81"> = </text:span><text:span text:style-name="T103">5</text:span></text:p>
      <text:p text:style-name="P99">Славарь словарей имеет сложно читаемый тип. Для упрощения можно использовать оператор <text:span text:style-name="T1">typedef:</text:span></text:p>
      <text:p text:style-name="P43"><text:span text:style-name="T78">typedef</text:span><text:span text:style-name="T80"> dict|string,int dctStr</text:span></text:p>
      <text:p text:style-name="P43"><text:span text:style-name="T92">*</text:span><text:span text:style-name="T80">ssDict </text:span><text:span text:style-name="T98">@dict|string,dctStr</text:span></text:p>
      <text:p text:style-name="P80"/>
      <text:p text:style-name="P80">Использование строки <text:span text:style-name="T145">в </text:span><text:span text:style-name="T29">Stodin</text:span> почти не отличается от использования <text:span text:style-name="T1">std::string. </text:span><text:span text:style-name="T145">Единственное отличие в том, что в </text:span><text:span text:style-name="T29">Stodin </text:span><text:span text:style-name="T145">нет отдельных кавычек для символа. Каждый односимвольный литерал в двойных кавычках при трансляции преобразуется в символ.</text:span></text:p>
      <text:p text:style-name="P82">Строки состоят из байтов, имеют кодировку <text:span text:style-name="T1">utf-8 </text:span>(зависит от редактора). Соответственно, определённая буква может содержать неопределённое число байт. Пока не предусмотрены средства для удобной работы с символами, входящих в алфавиты типа кириллицы. </text:p>
      <text:p text:style-name="P99">Все методы для работы со строкой, массивом, словарём в классах-обёртках, в библиотеке, написанной на <text:span text:style-name="T1">C++,</text:span> вынесены во <text:span text:style-name="T1">friend </text:span>функции, чтобы можно было пользоваться цепочками.</text:p>
      <text:h text:style-name="P137" text:outline-level="1"><text:bookmark-start text:name="__RefHeading___Toc6740_2510804442"/>Исключения <text:span text:style-name="T57">и утверждения</text:span>.<text:bookmark-end text:name="__RefHeading___Toc6740_2510804442"/></text:h>
      <text:p text:style-name="P100">Пример использования исключений приведён ниже:</text:p>
      <text:p text:style-name="P48"><text:span text:style-name="T92">*</text:span><text:span text:style-name="T80">arr </text:span><text:span text:style-name="T98">@array|int</text:span><text:span text:style-name="T81"> </text:span><text:span text:style-name="T103">1</text:span><text:span text:style-name="T81"> </text:span><text:span text:style-name="T103">2</text:span><text:span text:style-name="T81"> </text:span><text:span text:style-name="T103">3</text:span><text:span text:style-name="T81"> </text:span><text:span text:style-name="T103">4</text:span></text:p>
      <text:p text:style-name="P63">try</text:p>
      <text:p text:style-name="P48"><text:span text:style-name="T81"><text:s text:c="4"/>arr|12 = </text:span><text:span text:style-name="T103">3</text:span></text:p>
      <text:p text:style-name="P48"><text:span text:style-name="T72">catch</text:span><text:span text:style-name="T81"> out_of_range e</text:span></text:p>
      <text:p text:style-name="P50"><text:span text:style-name="T81"><text:s text:c="4"/></text:span><text:span text:style-name="T98">@</text:span><text:span text:style-name="T102">print* </text:span><text:span text:style-name="T89">e </text:span><text:span text:style-name="T111">"</text:span><text:span text:style-name="T112">\</text:span><text:span text:style-name="T111">n"</text:span></text:p>
      <text:p text:style-name="P52"><text:soft-page-break/>res = false</text:p>
      <text:p text:style-name="P63">try</text:p>
      <text:p text:style-name="P48"><text:span text:style-name="T81"><text:s text:c="4"/></text:span><text:span text:style-name="T72">throw</text:span><text:span text:style-name="T81"> domain_error </text:span><text:span text:style-name="T110">"test domain_error"</text:span></text:p>
      <text:p text:style-name="P48"><text:span text:style-name="T72">catch</text:span><text:span text:style-name="T81"> domain_error e</text:span></text:p>
      <text:p text:style-name="P50"><text:span text:style-name="T81"><text:s text:c="4"/></text:span><text:span text:style-name="T98">@</text:span><text:span text:style-name="T102">print* </text:span><text:span text:style-name="T89">e </text:span><text:span text:style-name="T111">"</text:span><text:span text:style-name="T112">\</text:span><text:span text:style-name="T111">n"</text:span></text:p>
      <text:p text:style-name="P64">try</text:p>
      <text:p text:style-name="P48"><text:span text:style-name="T81"><text:s text:c="4"/></text:span><text:span text:style-name="T72">assert</text:span><text:span text:style-name="T81"> &gt; </text:span><text:span text:style-name="T103">1</text:span><text:span text:style-name="T81"> </text:span><text:span text:style-name="T103">2</text:span></text:p>
      <text:p text:style-name="P48"><text:span text:style-name="T72">catch</text:span><text:span text:style-name="T81"> logic_error e</text:span></text:p>
      <text:p text:style-name="P50"><text:span text:style-name="T81"><text:s text:c="4"/></text:span><text:span text:style-name="T98">@</text:span><text:span text:style-name="T102">print* </text:span><text:span text:style-name="T89">e </text:span><text:span text:style-name="T111">"</text:span><text:span text:style-name="T112">\</text:span><text:span text:style-name="T111">n"</text:span></text:p>
      <text:p text:style-name="P53"/>
      <text:p text:style-name="P101">То есть используются три традиционно используемых ключевых слова: <text:span text:style-name="T1">try, catch, throw, </text:span>и типы исключений из библиотеки exception языка <text:span text:style-name="T1">C++. </text:span>Кроме того, используется утверждение (<text:span text:style-name="T1">assert</text:span>) как способ генерации исключения типа logic_error при выполнении определённого условия. Формат <text:span text:style-name="T1">assert </text:span>соответствует формату <text:span text:style-name="T1">if </text:span>(без <text:span text:style-name="T1">ifnot</text:span>).</text:p>
      <text:p text:style-name="P101">В отличии от кода <text:span text:style-name="T1">C++, </text:span>в <text:span text:style-name="T1">Stodin </text:span>всегда генерируется исключение при выходе за границы <text:span text:style-name="T140">стандартных </text:span>массива, строки, словаря.</text:p>
      <text:p text:style-name="P102">По умолчанию в <text:span text:style-name="T1">Stodin </text:span>не генерируются исключения при делении на ноль или переполнении. Для включения режима, когда такие исключения <text:span text:style-name="T140">генерируются, требуется использовать ключ -</text:span><text:span text:style-name="T26">safe.</text:span></text:p>
      <text:p text:style-name="P102"><text:span text:style-name="T140">По умолчанию в </text:span><text:span text:style-name="T26">Stodin </text:span><text:span text:style-name="T140">не производится </text:span><text:span text:style-name="T66">подробн</text:span><text:span text:style-name="T67">ый</text:span><text:span text:style-name="T66"> </text:span><text:span text:style-name="T67">вывод</text:span><text:span text:style-name="T66"> исключений </text:span><text:span text:style-name="T68">(</text:span><text:span text:style-name="T8">stack trace</text:span><text:span text:style-name="T68">). Для включения этого режима используется флаг -</text:span><text:span text:style-name="T8">trace.</text:span><text:span text:style-name="T140"> У данного режима есть некоторые ограничения: исключения не перехватываются в месте создания переменной и операторах типа </text:span><text:span text:style-name="T32">if </text:span><text:span text:style-name="T148">и </text:span><text:span text:style-name="T32">for. </text:span><text:span text:style-name="T149">Соответственно, они будут перехвачены чуть выше места возникновения ошибки (в функции, которая использует функцию с не перехваченным исключением).</text:span></text:p>
      <text:h text:style-name="P137" text:outline-level="1"><text:bookmark-start text:name="__RefHeading___Toc1800_3244646090"/>Модули.<text:bookmark-end text:name="__RefHeading___Toc1800_3244646090"/></text:h>
      <text:p text:style-name="P103">Модули в <text:span text:style-name="T1">Stodin </text:span>разделяются на локальные и библиотечные. Локальные разделяются на модули, написанные на <text:s/><text:span text:style-name="T1">Stodin </text:span>и модули, написанные на <text:span text:style-name="T1">C++. </text:span>Библиотечные модули все представляют собой код на <text:span text:style-name="T1">C++, </text:span>даже если изначально они были написаны на <text:span text:style-name="T1">Stodin, </text:span>а затем транслированы в код на<text:span text:style-name="T1"> C</text:span>++. Каждый модуль содержит уникальное пространство имён, связанное с именем файлов модуля.</text:p>
      <text:p text:style-name="P104">Подключение модулей имеет вид:</text:p>
      <text:p text:style-name="P44"><text:span text:style-name="T71">import</text:span><text:span text:style-name="T80"> time</text:span></text:p>
      <text:p text:style-name="P48"><text:span text:style-name="T71">import</text:span><text:span text:style-name="T80"> math</text:span></text:p>
      <text:p text:style-name="P48"><text:span text:style-name="T71">import</text:span><text:span text:style-name="T80"> ^ math</text:span></text:p>
      <text:p text:style-name="P48"><text:soft-page-break/><text:span text:style-name="T71">import</text:span><text:span text:style-name="T80"> ^ structs</text:span></text:p>
      <text:p text:style-name="P48"><text:span text:style-name="T71">import</text:span><text:span text:style-name="T80"> ^cpp local_test</text:span></text:p>
      <text:p text:style-name="P44"/>
      <text:p text:style-name="P44">Для подключения библиотечного модуля используется ключевое слово <text:span text:style-name="T1">import </text:span>и следующее за ним имя модуля. Локальный модуль, написанный на языке <text:span text:style-name="T1">Stodin,</text:span> требует знака <text:span text:style-name="T1">^ </text:span>перед именем модуля. При подключения локального модуля, который представляет файл с кодом на <text:span text:style-name="T1">C++, </text:span>требует перед именем модуля приставки <text:span text:style-name="T1">^cpp. </text:span>При использовании локальных модулей обоих типов требуется помещения символа <text:span text:style-name="T1">^ </text:span>перед именем модуля:</text:p>
      <text:p text:style-name="P44"/>
      <text:p text:style-name="P44"><text:span text:style-name="T83">game.hinter </text:span><text:span text:style-name="T98">@^hinter:set_word</text:span><text:span text:style-name="T81"> wordPair.answer</text:span></text:p>
      <text:p text:style-name="P48"><text:span text:style-name="T81">game.scorer </text:span><text:span text:style-name="T98">@^scorer:update_time</text:span></text:p>
      <text:p text:style-name="P44"/>
      <text:p text:style-name="P45">Здесь <text:span text:style-name="T1">^hinter </text:span>и <text:span text:style-name="T1">^scorer – </text:span>имена модулей, set_word и update_time — функции из модулей. <text:span text:style-name="T141">Для библиотечных модулей значок </text:span><text:span text:style-name="T27">^ </text:span><text:span text:style-name="T141">не требуется. Данное разделение основано на опыте работы с модулями языка </text:span><text:span text:style-name="T27">Python, </text:span><text:span text:style-name="T141">в котором могут быть коллизии, связанные с совпадением имён локальных и библиотечных модулей.</text:span></text:p>
      <text:p text:style-name="P45"/>
      <text:p text:style-name="P46">Локальный модуль, написанный на <text:span text:style-name="T1">C++ </text:span>может состоять из одного заголовочного файла, либо из заголовочного и исполнимого файла. Код таких модулей должен находиться в пространстве имён, начинающийся с приставки _stodin_module_, за которой следует имя файла без расширения. Пример кода такого модуля приведён ниже:</text:p>
      <text:p text:style-name="P46"/>
      <text:p text:style-name="P71">#ifndef _STODIN_MODULE_LOCAL_TEST_H</text:p>
      <text:p text:style-name="P72">#define _STODIN_MODULE_LOCAL_TEST_H</text:p>
      <text:p text:style-name="P58"/>
      <text:p text:style-name="P72">#include &lt;iostream&gt;</text:p>
      <text:p text:style-name="P58"/>
      <text:p text:style-name="P48"><text:span text:style-name="T71">namespace</text:span><text:span text:style-name="T80"> _stodin_module_local_test</text:span></text:p>
      <text:p text:style-name="P73">{</text:p>
      <text:p text:style-name="P48"><text:span text:style-name="T80"><text:s text:c="4"/></text:span><text:span text:style-name="T97">inline</text:span><text:span text:style-name="T80"> </text:span><text:span text:style-name="T97">void</text:span><text:span text:style-name="T80"> test</text:span><text:span text:style-name="T119">(</text:span><text:span text:style-name="T97">bool</text:span><text:span text:style-name="T80"> </text:span><text:span text:style-name="T119">&amp;</text:span><text:span text:style-name="T80"> res</text:span><text:span text:style-name="T119">){</text:span><text:span text:style-name="T80">res </text:span><text:span text:style-name="T119">=</text:span><text:span text:style-name="T80"> </text:span><text:span text:style-name="T71">true</text:span><text:span text:style-name="T119">;}</text:span></text:p>
      <text:p text:style-name="P73">}</text:p>
      <text:p text:style-name="P51"/>
      <text:p text:style-name="P48"><text:span text:style-name="T137">#endif </text:span><text:span text:style-name="T138">// _STODIN_MODULE_LOCAL_TEST_H</text:span></text:p>
      <text:p text:style-name="P46"/>
      <text:p text:style-name="P47">При создании классов в модулях, написанных на <text:span text:style-name="T1">C++, </text:span>все методы класса должны быть вынесены во <text:span text:style-name="T1">friend-</text:span>функции.</text:p>
      <text:p text:style-name="P44"/>
      <text:h text:style-name="P137" text:outline-level="1"><text:bookmark-start text:name="__RefHeading___Toc1802_3244646090"/><text:soft-page-break/><text:span text:style-name="T58">Особенности работы</text:span> компилятора <text:span text:style-name="T59">(транслятора)</text:span>.<text:bookmark-end text:name="__RefHeading___Toc1802_3244646090"/></text:h>
      <text:p text:style-name="P105">Компилятор не требует какого-либо файла проекта. Вместо этого он последовательно подключает модули, указанные в модулях, которые он уже подключил, начиная от главного локального модуля, имя которого передано компилятору.</text:p>
      <text:p text:style-name="P74"><text:span text:style-name="T40">В</text:span><text:span text:style-name="T37">се транслируемые файлы </text:span><text:span text:style-name="T49">помещаются в директорию «stodin-out», которая создаётся в директории, где расположен главный модуль. Туда же помещаются все необходимые библиотечные файлы и автоматически созданный </text:span><text:span text:style-name="T9">make-</text:span><text:span text:style-name="T49">файл. Затем с помощью </text:span><text:span text:style-name="T9">make-</text:span><text:span text:style-name="T49">файла создаётся исполнимый файл, который помещается рядом с главным модулем и имеет его имя.</text:span></text:p>
      <text:p text:style-name="P9"/>
      <text:p text:style-name="P75"><text:span text:style-name="T40">К</text:span><text:span text:style-name="T37">омпилятор имеет флаги:</text:span></text:p>
      <text:p text:style-name="P9"/>
      <text:p text:style-name="P120"><text:span text:style-name="T146">-run</text:span> : <text:span text:style-name="T60">запустить скомпилированный файл.</text:span></text:p>
      <text:p text:style-name="P120"><text:span text:style-name="T146">-r</text:span> <text:s/>: <text:span text:style-name="T60">перекомпилировать проект целиком. </text:span></text:p>
      <text:p text:style-name="P120"><text:span text:style-name="T146">-trace</text:span> : <text:span text:style-name="T40">подробн</text:span><text:span text:style-name="T46">ый</text:span><text:span text:style-name="T40"> </text:span><text:span text:style-name="T46">вывод</text:span><text:span text:style-name="T40"> исключений (</text:span><text:span text:style-name="T3">stack trace</text:span><text:span text:style-name="T40">).</text:span></text:p>
      <text:p text:style-name="P120"><text:span text:style-name="T146">-safe</text:span> : <text:span text:style-name="T40">детектирование переполнения переменных.</text:span></text:p>
      <text:p text:style-name="P106">Таким образом вызов компилятора может иметь вид:</text:p>
      <text:p text:style-name="P106"><text:span text:style-name="T1"><text:tab/></text:span><text:span text:style-name="T15">&lt;</text:span><text:span text:style-name="T121">compile_</text:span><text:span text:style-name="T15">file_path&gt;</text:span><text:span text:style-name="T121"> </text:span><text:span text:style-name="T15">&lt;main&gt;.stdn</text:span><text:span text:style-name="T121"> -</text:span><text:span text:style-name="T15">r -trace -safe </text:span><text:span text:style-name="T121">-run</text:span></text:p>
      <text:p text:style-name="P106">где <text:tab/><text:span text:style-name="T1">&lt;</text:span>compile_<text:span text:style-name="T1">file_path&gt; - </text:span>путь к файлу компилятора;</text:p>
      <text:p text:style-name="P106"><text:span text:style-name="T1"><text:tab/>&lt;main&gt; - </text:span>имя главного модуля.</text:p>
      <text:p text:style-name="P120"/>
      <text:p text:style-name="P107">Для корректной работы компилятора <text:span text:style-name="T1">Stodin </text:span>на компьютере должны быть установлены:</text:p>
      <text:p text:style-name="P107">1. Компилятор <text:span text:style-name="T1">C++ </text:span>(<text:span text:style-name="T1">g++ </text:span>или M<text:span text:style-name="T1">inGW</text:span>), поддерживающий <text:span text:style-name="T1">c++14.</text:span></text:p>
      <text:p text:style-name="P107">2. Утилита <text:span text:style-name="T1">Make </text:span>(<text:span text:style-name="T1">gcc-make, </text:span>mingw32-make).</text:p>
      <text:p text:style-name="P107">3. <text:span text:style-name="T150">С</text:span>тандартная библиотека <text:span text:style-name="T1">Stodin </text:span><text:span text:style-name="T150">(поставляется с компилятором)</text:span><text:span text:style-name="T1">.</text:span></text:p>
      <text:p text:style-name="P108"/>
      <text:p text:style-name="P121"><text:span text:style-name="T61">Пути к компилятору, сборщику и директориям должны быть указаны в файле </text:span>config.cfg, <text:span text:style-name="T61">который расположен рядом с исполнимым файлом компилятором. Пример настроек этого файла приведён ниже:</text:span></text:p>
      <text:p text:style-name="P120">COMPILER_PATHS=.;C:\MinGW\bin;C:\MinGW;</text:p>
      <text:p text:style-name="P120"><text:soft-page-break/>CC="C:\MinGW\bin\g++.exe"</text:p>
      <text:p text:style-name="P120">MAKE="C:\MinGW\bin\mingw32-make.exe"</text:p>
      <text:p text:style-name="P120">LIB=D:\stodin\stodin-lib\</text:p>
      <text:p text:style-name="P120"/>
      <text:p text:style-name="P108">Описание этих настроек:</text:p>
      <text:p text:style-name="P120">COMPILER_PATHS – <text:span text:style-name="T61">пути, необходимые для компилятора </text:span><text:span text:style-name="T30">C++.</text:span></text:p>
      <text:p text:style-name="P120">CC – <text:span text:style-name="T61">путь к компилятору </text:span><text:span text:style-name="T30">C++.</text:span></text:p>
      <text:p text:style-name="P120">MAKE – <text:span text:style-name="T61">путь к сборщику.</text:span></text:p>
      <text:p text:style-name="P120">LIB – <text:span text:style-name="T61">путь к стандартной библиотеке </text:span><text:span text:style-name="T30">Stodin.</text:span></text:p>
      <text:h text:style-name="P137" text:outline-level="1"><text:bookmark-start text:name="__RefHeading___Toc1804_3244646090"/>Стандартная библиотека.<text:bookmark-end text:name="__RefHeading___Toc1804_3244646090"/></text:h>
      <text:p text:style-name="P109">Подробное описание стандартной библиотеки будет сделано в отдельном документе. На момент написания этой документации разрабатываются следующие модули стандартной библиотеки, <text:span text:style-name="T147">требующие импорта</text:span>:</text:p>
      <text:p text:style-name="P109">fileinfo — <text:span text:style-name="T147">функции для работы с файлами и директориями.</text:span></text:p>
      <text:p text:style-name="P109"><text:span text:style-name="T31">m</text:span>ath — <text:span text:style-name="T147">математические функции.</text:span></text:p>
      <text:p text:style-name="P109">random — <text:span text:style-name="T147">функции для генератора случайных чисел, случайного выбора, перемешивания.</text:span></text:p>
      <text:p text:style-name="P109"><text:span text:style-name="T31">t</text:span>ime — <text:span text:style-name="T147">функции для определения времени.</text:span></text:p>
      <text:p text:style-name="P110"><text:span text:style-name="T31">e</text:span>xstr — <text:span text:style-name="T147">дополнительные функции для работы со строкой.</text:span></text:p>
      <text:p text:style-name="P111"><text:tab/></text:p>
      <text:p text:style-name="P111">Также многие функции реализованы в модулях, которые не требуют импорта:</text:p>
      <text:p text:style-name="P112">array — работа с массивами.</text:p>
      <text:p text:style-name="P112">common — <text:span text:style-name="T148">различные функции, например, работа с аргументами </text:span><text:span text:style-name="T32">main.</text:span></text:p>
      <text:p text:style-name="P112">dict — <text:span text:style-name="T148">работа со словарями.</text:span></text:p>
      <text:p text:style-name="P112">file — <text:span text:style-name="T148">работа с файлами.</text:span></text:p>
      <text:p text:style-name="P112">io — <text:span text:style-name="T148">работа с вводом и выводом.</text:span></text:p>
      <text:p text:style-name="P112">safe — <text:span text:style-name="T148">безопасные математические операторы (для режима -</text:span><text:span text:style-name="T32">safe</text:span><text:span text:style-name="T148">).</text:span></text:p>
      <text:p text:style-name="P112"><text:soft-page-break/>string — <text:span text:style-name="T148">работа со строкой.</text:span></text:p>
      <text:h text:style-name="P137" text:outline-level="1"><text:bookmark-start text:name="__RefHeading___Toc3224_1754793929"/>Развитие.<text:bookmark-end text:name="__RefHeading___Toc3224_1754793929"/></text:h>
      <text:p text:style-name="P77">На данный момент не планируются значительные изменения синтаксиса. Единственная вещь, которая <text:span text:style-name="T152">явна</text:span> необходима на данные момент — реализация синтаксиса для подключения пакетов модулей и скомпилированных библиотек (<text:span text:style-name="T1">dll </text:span>или <text:span text:style-name="T1">so</text:span>). Кроме того, возможно, потребуется какой-то дополнительный синтаксис, если будет реализована работа с потоками.</text:p>
      <text:p text:style-name="P77">Для дальнейшего развития требуются следующие разработки:</text:p>
      <text:list xml:id="list1046098922" text:style-name="L5">
        <text:list-item>
          <text:p text:style-name="P133">Добавление модулей к стандартной библиотеке (и дополнение существующих).</text:p>
        </text:list-item>
        <text:list-item>
          <text:p text:style-name="P133">Создание анализаторов кода.</text:p>
        </text:list-item>
        <text:list-item>
          <text:p text:style-name="P133">Разработка проектов на языке <text:span text:style-name="T1">Stodin.</text:span></text:p>
        </text:list-item>
      </text:list>
      <text:p text:style-name="P78">Возможно, в стандартную библиотеку <text:s/><text:span text:style-name="T33">Stodin </text:span>будут добавлены:</text:p>
      <text:list xml:id="list42787063" text:style-name="L6">
        <text:list-item>
          <text:p text:style-name="P134">Модуль работы со строками, состоящих из графем, с доступом по индексу к графему, а <text:span text:style-name="T151">к</text:span> байту. <text:span text:style-name="T151">Такие строки были бы удобны при обработке текста не на английском языке.</text:span></text:p>
        </text:list-item>
        <text:list-item>
          <text:p text:style-name="P135">Модули для обработки файлов с текстовыми данными, типа <text:span text:style-name="T1">json </text:span>или <text:span text:style-name="T1">xml.</text:span></text:p>
        </text:list-item>
        <text:list-item>
          <text:p text:style-name="P135">Модуль обработки изображений. Возможно, тут подойдет взаимодействие с <text:span text:style-name="T1">OpenCV.</text:span></text:p>
        </text:list-item>
        <text:list-item>
          <text:p text:style-name="P135">Модуль для вывода графики. Возможно, тут подойдет взаимодействие с <text:span text:style-name="T1">SDL.</text:span></text:p>
        </text:list-item>
        <text:list-item>
          <text:p text:style-name="P136">Модуль для работы с портами ввода-вывода, типа <text:span text:style-name="T1">RS-232 </text:span>или <text:span text:style-name="T1">USB HID.</text:span></text:p>
        </text:list-item>
      </text:list>
      <text:p text:style-name="P118"/>
      <text:p text:style-name="P79">Модули для работы с сетью, с <text:span text:style-name="T1">GUI, </text:span>с базами данных, шифрованием данных и т. д. пока не планируется разрабатывать по причине ограниченных возможностей автора. </text:p>
      <text:p text:style-name="P82">Анализаторы кода могут использоваться, например, для генерации оптимального числа тестов на основе подсчёта операторов ветвления и анализа использования побочных эффектов.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non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9:32:37.993000000</meta:creation-date>
    <dc:date>2020-06-22T21:36:16.088000000</dc:date>
    <meta:editing-duration>PT11H17M11S</meta:editing-duration>
    <meta:editing-cycles>62</meta:editing-cycles>
    <meta:generator>LibreOffice/6.1.2.1$Windows_x86 LibreOffice_project/65905a128db06ba48db947242809d14d3f9a93fe</meta:generator>
    <meta:document-statistic meta:table-count="1" meta:image-count="0" meta:object-count="0" meta:page-count="17" meta:paragraph-count="390" meta:word-count="3256" meta:character-count="23071" meta:non-whitespace-character-count="19778"/>
  </office:meta>
</office:document-meta>
</file>